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DecoGroup">
      <style:graphic-properties/>
      <style:paragraph-properties style:writing-mode="lr-tb"/>
    </style:style>
    <style:style style:name="gr275" style:family="graphic" style:parent-style-name="OptionalDeco">
      <style:graphic-properties draw:fill-color="#ffffff" fo:min-height="0.55cm" fo:min-width="3.693cm"/>
      <style:paragraph-properties style:writing-mode="lr-tb"/>
    </style:style>
    <style:style style:name="gr276" style:family="graphic" style:parent-style-name="OptionalDeco">
      <style:graphic-properties fo:min-height="0.55cm" fo:min-width="3.05cm"/>
      <style:paragraph-properties style:writing-mode="lr-tb"/>
    </style:style>
    <style:style style:name="gr277" style:family="graphic" style:parent-style-name="OptionalDeco">
      <style:graphic-properties fo:min-height="0.549cm" fo:min-width="3.014cm"/>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82" style:family="graphic" style:parent-style-name="standard">
      <style:graphic-properties draw:stroke="none" draw:fill="none" fo:min-height="2.365cm"/>
      <style:paragraph-properties style:writing-mode="lr-tb"/>
    </style:style>
    <style:style style:name="gr283" style:family="graphic" style:parent-style-name="OptionalDeco">
      <style:graphic-properties fo:min-height="0.549cm" fo:min-width="3.693cm"/>
      <style:paragraph-properties style:writing-mode="lr-tb"/>
    </style:style>
    <style:style style:name="gr284" style:family="graphic" style:parent-style-name="OptionalDeco">
      <style:graphic-properties fo:min-height="0.55cm" fo:min-width="3.053cm"/>
      <style:paragraph-properties style:writing-mode="lr-tb"/>
    </style:style>
    <style:style style:name="gr285" style:family="graphic" style:parent-style-name="OptionalDeco">
      <style:graphic-properties fo:min-height="0.549cm" fo:min-width="3.245cm"/>
      <style:paragraph-properties style:writing-mode="lr-tb"/>
    </style:style>
    <style:style style:name="gr2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RequiredClass">
      <style:graphic-properties fo:min-height="0.55cm" fo:min-width="3.329cm"/>
      <style:paragraph-properties style:writing-mode="lr-tb"/>
    </style:style>
    <style:style style:name="gr290" style:family="graphic" style:parent-style-name="RequiredClass">
      <style:graphic-properties fo:min-height="0.55cm" fo:min-width="3.328cm"/>
      <style:paragraph-properties style:writing-mode="lr-tb"/>
    </style:style>
    <style:style style:name="gr291" style:family="graphic" style:parent-style-name="RequiredClass">
      <style:graphic-properties fo:min-height="0.55cm" fo:min-width="3.325cm"/>
      <style:paragraph-properties style:writing-mode="lr-tb"/>
    </style:style>
    <style:style style:name="gr292" style:family="graphic" style:parent-style-name="standard">
      <style:graphic-properties draw:stroke="none" draw:fill="none" fo:min-height="1.486cm"/>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2" style:family="graphic" style:parent-style-name="standard">
      <style:graphic-properties draw:stroke="none" draw:fill="none" fo:min-height="6.69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RequiredClass">
      <style:graphic-properties fo:min-height="0.55cm" fo:min-width="3.513cm"/>
      <style:paragraph-properties style:writing-mode="lr-tb"/>
    </style:style>
    <style:style style:name="gr305" style:family="graphic" style:parent-style-name="standard">
      <style:graphic-properties draw:stroke="none" draw:fill="none" fo:min-height="0.395cm"/>
      <style:paragraph-properties style:writing-mode="lr-tb"/>
    </style:style>
    <style:style style:name="gr306" style:family="graphic" style:parent-style-name="standard">
      <style:graphic-properties draw:stroke="none" draw:fill="none" fo:min-height="0.789cm"/>
      <style:paragraph-properties style:writing-mode="lr-tb"/>
    </style:style>
    <style:style style:name="gr3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9" style:family="graphic" style:parent-style-name="standard">
      <style:graphic-properties draw:stroke="none" draw:fill="none" fo:min-height="1.183cm"/>
      <style:paragraph-properties style:writing-mode="lr-tb"/>
    </style:style>
    <style:style style:name="gr310" style:family="graphic" style:parent-style-name="DecoGroup">
      <style:graphic-properties fo:min-height="4.025cm" fo:min-width="25.377cm"/>
      <style:paragraph-properties style:writing-mode="lr-tb"/>
    </style:style>
    <style:style style:name="gr311" style:family="graphic" style:parent-style-name="RequiredClass">
      <style:graphic-properties fo:min-height="0.549cm" fo:min-width="3.039cm"/>
      <style:paragraph-properties style:writing-mode="lr-tb"/>
    </style:style>
    <style:style style:name="gr312" style:family="graphic" style:parent-style-name="RequiredClass">
      <style:graphic-properties fo:min-height="0.55cm" fo:min-width="3.66cm"/>
      <style:paragraph-properties style:writing-mode="lr-tb"/>
    </style:style>
    <style:style style:name="gr313" style:family="graphic" style:parent-style-name="RequiredClass">
      <style:graphic-properties fo:min-height="0.55cm" fo:min-width="2.765cm"/>
      <style:paragraph-properties style:writing-mode="lr-tb"/>
    </style:style>
    <style:style style:name="gr314" style:family="graphic" style:parent-style-name="RequiredClass">
      <style:graphic-properties fo:min-height="0.55cm" fo:min-width="1.776cm"/>
      <style:paragraph-properties style:writing-mode="lr-tb"/>
    </style:style>
    <style:style style:name="gr315" style:family="graphic" style:parent-style-name="OptionalDeco">
      <style:graphic-properties fo:min-height="0.55cm" fo:min-width="3.694cm"/>
      <style:paragraph-properties style:writing-mode="lr-tb"/>
    </style:style>
    <style:style style:name="gr316" style:family="graphic" style:parent-style-name="OptionalDeco">
      <style:graphic-properties fo:min-height="1.056cm" fo:min-width="4.286cm"/>
      <style:paragraph-properties style:writing-mode="lr-tb"/>
    </style:style>
    <style:style style:name="gr317" style:family="graphic" style:parent-style-name="OptionalDeco">
      <style:graphic-properties fo:min-height="1.056cm" fo:min-width="4.487cm"/>
      <style:paragraph-properties style:writing-mode="lr-tb"/>
    </style:style>
    <style:style style:name="gr318" style:family="graphic" style:parent-style-name="RequiredClass">
      <style:graphic-properties fo:min-height="0.55cm" fo:min-width="5.699cm"/>
      <style:paragraph-properties style:writing-mode="lr-tb"/>
    </style:style>
    <style:style style:name="gr319" style:family="graphic" style:parent-style-name="RequiredClass">
      <style:graphic-properties fo:min-height="0.549cm" fo:min-width="4.011cm"/>
      <style:paragraph-properties style:writing-mode="lr-tb"/>
    </style:style>
    <style:style style:name="gr320" style:family="graphic" style:parent-style-name="RequiredClass">
      <style:graphic-properties fo:min-height="0.549cm" fo:min-width="3.997cm"/>
      <style:paragraph-properties style:writing-mode="lr-tb"/>
    </style:style>
    <style:style style:name="gr3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3" style:family="graphic" style:parent-style-name="OptionalDeco">
      <style:graphic-properties fo:min-height="0.549cm" fo:min-width="3.122cm"/>
      <style:paragraph-properties style:writing-mode="lr-tb"/>
    </style:style>
    <style:style style:name="gr324" style:family="graphic" style:parent-style-name="RequiredClass">
      <style:graphic-properties draw:fill-color="#ffa6a6"/>
      <style:paragraph-properties style:writing-mode="lr-tb"/>
    </style:style>
    <style:style style:name="gr325" style:family="graphic" style:parent-style-name="RequiredClass">
      <style:graphic-properties draw:fill-color="#ffa6a6" fo:min-height="0.55cm" fo:min-width="2.515cm"/>
      <style:paragraph-properties style:writing-mode="lr-tb"/>
    </style:style>
    <style:style style:name="gr326" style:family="graphic" style:parent-style-name="RequiredClass">
      <style:graphic-properties draw:fill-color="#ffa6a6" fo:min-height="0.55cm" fo:min-width="3.898cm"/>
      <style:paragraph-properties style:writing-mode="lr-tb"/>
    </style:style>
    <style:style style:name="gr327" style:family="graphic" style:parent-style-name="RequiredClass">
      <style:graphic-properties draw:fill-color="#ffa6a6" fo:min-height="0.55cm" fo:min-width="2.608cm"/>
      <style:paragraph-properties style:writing-mode="lr-tb"/>
    </style:style>
    <style:style style:name="gr328" style:family="graphic" style:parent-style-name="RequiredClass">
      <style:graphic-properties draw:fill-color="#ffa6a6" fo:min-height="0.55cm" fo:min-width="2.747cm"/>
      <style:paragraph-properties style:writing-mode="lr-tb"/>
    </style:style>
    <style:style style:name="gr329" style:family="graphic" style:parent-style-name="RequiredClass">
      <style:graphic-properties draw:fill-color="#ffa6a6" fo:min-height="0.55cm" fo:min-width="3.194cm"/>
      <style:paragraph-properties style:writing-mode="lr-tb"/>
    </style:style>
    <style:style style:name="gr330" style:family="graphic" style:parent-style-name="standard">
      <style:graphic-properties draw:stroke="none" draw:fill="none" fo:min-height="4.026cm"/>
      <style:paragraph-properties style:writing-mode="lr-tb"/>
    </style:style>
    <style:style style:name="gr331" style:family="graphic" style:parent-style-name="OptionalDeco">
      <style:graphic-properties fo:min-height="0.55cm" fo:min-width="3.852cm"/>
      <style:paragraph-properties style:writing-mode="lr-tb"/>
    </style:style>
    <style:style style:name="gr3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graphic-properties draw:stroke="none" draw:fill="none" fo:min-height="1.969cm"/>
      <style:paragraph-properties style:writing-mode="lr-tb"/>
    </style:style>
    <style:style style:name="gr336" style:family="graphic" style:parent-style-name="standard">
      <style:graphic-properties draw:stroke="none" draw:fill="none" fo:min-height="0.487cm"/>
      <style:paragraph-properties style:writing-mode="lr-tb"/>
    </style:style>
    <style:style style:name="gr337" style:family="graphic" style:parent-style-name="standard">
      <style:graphic-properties draw:stroke="none" svg:stroke-color="#000000" draw:fill="none" draw:fill-color="#ffffff" fo:min-height="1.014cm"/>
      <style:paragraph-properties style:writing-mode="lr-tb"/>
    </style:style>
    <style:style style:name="gr338" style:family="graphic" style:parent-style-name="standard">
      <style:graphic-properties draw:stroke="none" draw:fill="none" fo:min-height="4.025cm"/>
      <style:paragraph-properties style:writing-mode="lr-tb"/>
    </style:style>
    <style:style style:name="gr339" style:family="graphic" style:parent-style-name="standard">
      <style:graphic-properties draw:stroke="none" draw:fill="none" fo:min-height="9.364cm"/>
      <style:paragraph-properties style:writing-mode="lr-tb"/>
    </style:style>
    <style:style style:name="gr3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OptionalDeco">
      <style:graphic-properties fo:min-height="0.55cm" fo:min-width="3.884cm"/>
      <style:paragraph-properties style:writing-mode="lr-tb"/>
    </style:style>
    <style:style style:name="gr344"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5"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6" style:family="graphic" style:parent-style-name="standard">
      <style:graphic-properties draw:stroke="none" svg:stroke-color="#000000" draw:fill="none" draw:fill-color="#ffffff" fo:min-height="4.335cm"/>
      <style:paragraph-properties style:writing-mode="lr-tb"/>
    </style:style>
    <style:style style:name="gr347" style:family="graphic" style:parent-style-name="OptionalDeco">
      <style:graphic-properties fo:min-height="0.504cm" fo:min-width="3.909cm"/>
      <style:paragraph-properties style:writing-mode="lr-tb"/>
    </style:style>
    <style:style style:name="gr348" style:family="graphic" style:parent-style-name="DecoGroup">
      <style:graphic-properties fo:min-height="3.708cm" fo:min-width="22.451cm"/>
      <style:paragraph-properties style:writing-mode="lr-tb"/>
    </style:style>
    <style:style style:name="gr349" style:family="graphic" style:parent-style-name="DecoGroup">
      <style:graphic-properties fo:min-height="4.926cm" fo:min-width="25.086cm"/>
      <style:paragraph-properties style:writing-mode="lr-tb"/>
    </style:style>
    <style:style style:name="gr350" style:family="graphic" style:parent-style-name="RequiredClass">
      <style:graphic-properties fo:min-height="0.549cm" fo:min-width="3.476cm"/>
      <style:paragraph-properties style:writing-mode="lr-tb"/>
    </style:style>
    <style:style style:name="gr351" style:family="graphic" style:parent-style-name="RequiredClass">
      <style:graphic-properties fo:min-height="0.55cm" fo:min-width="3.232cm"/>
      <style:paragraph-properties style:writing-mode="lr-tb"/>
    </style:style>
    <style:style style:name="gr352" style:family="graphic" style:parent-style-name="RequiredClass">
      <style:graphic-properties fo:min-height="0.549cm" fo:min-width="3.475cm"/>
      <style:paragraph-properties style:writing-mode="lr-tb"/>
    </style:style>
    <style:style style:name="gr353" style:family="graphic" style:parent-style-name="RequiredClass">
      <style:graphic-properties fo:min-height="0.549cm" fo:min-width="3.792cm"/>
      <style:paragraph-properties style:writing-mode="lr-tb"/>
    </style:style>
    <style:style style:name="gr354" style:family="graphic" style:parent-style-name="RequiredClass">
      <style:graphic-properties fo:min-height="0.549cm" fo:min-width="3.391cm"/>
      <style:paragraph-properties style:writing-mode="lr-tb"/>
    </style:style>
    <style:style style:name="gr355" style:family="graphic" style:parent-style-name="DecoGroup">
      <style:graphic-properties fo:min-height="15.556cm" fo:min-width="24.663cm"/>
      <style:paragraph-properties style:writing-mode="lr-tb"/>
    </style:style>
    <style:style style:name="gr356" style:family="graphic" style:parent-style-name="RequiredClass">
      <style:graphic-properties fo:min-height="0.505cm" fo:min-width="2.658cm"/>
      <style:paragraph-properties style:writing-mode="lr-tb"/>
    </style:style>
    <style:style style:name="gr357" style:family="graphic" style:parent-style-name="RequiredClass">
      <style:graphic-properties fo:min-height="0.504cm" fo:min-width="2.866cm"/>
      <style:paragraph-properties style:writing-mode="lr-tb"/>
    </style:style>
    <style:style style:name="gr358" style:family="graphic" style:parent-style-name="RequiredClass">
      <style:graphic-properties fo:min-height="0.504cm" fo:min-width="2.863cm"/>
      <style:paragraph-properties style:writing-mode="lr-tb"/>
    </style:style>
    <style:style style:name="gr359" style:family="graphic" style:parent-style-name="RequiredClass">
      <style:graphic-properties fo:min-height="0.549cm" fo:min-width="3.46cm"/>
      <style:paragraph-properties style:writing-mode="lr-tb"/>
    </style:style>
    <style:style style:name="gr360" style:family="graphic" style:parent-style-name="OptionalDeco">
      <style:graphic-properties fo:min-height="0.549cm" fo:min-width="3.46cm"/>
      <style:paragraph-properties style:writing-mode="lr-tb"/>
    </style:style>
    <style:style style:name="gr361" style:family="graphic" style:parent-style-name="OptionalDeco">
      <style:graphic-properties fo:min-height="0.549cm" fo:min-width="4.329cm"/>
      <style:paragraph-properties style:writing-mode="lr-tb"/>
    </style:style>
    <style:style style:name="gr362" style:family="graphic" style:parent-style-name="RequiredClass">
      <style:graphic-properties fo:min-height="0.504cm" fo:min-width="2.864cm"/>
      <style:paragraph-properties style:writing-mode="lr-tb"/>
    </style:style>
    <style:style style:name="gr363" style:family="graphic" style:parent-style-name="OptionalDeco">
      <style:graphic-properties draw:fill-color="#ffffff" fo:min-height="0.549cm" fo:min-width="3.079cm"/>
      <style:paragraph-properties style:writing-mode="lr-tb"/>
    </style:style>
    <style:style style:name="gr364" style:family="graphic" style:parent-style-name="RequiredClass">
      <style:graphic-properties fo:min-height="0.504cm" fo:min-width="3.526cm"/>
      <style:paragraph-properties style:writing-mode="lr-tb"/>
    </style:style>
    <style:style style:name="gr365" style:family="graphic" style:parent-style-name="RequiredClass">
      <style:graphic-properties draw:fill-color="#ffa6a6" fo:min-height="0.504cm" fo:min-width="3.51cm"/>
      <style:paragraph-properties style:writing-mode="lr-tb"/>
    </style:style>
    <style:style style:name="gr366" style:family="graphic" style:parent-style-name="RequiredClass">
      <style:graphic-properties draw:fill-color="#ffa6a6" fo:min-height="0.504cm" fo:min-width="3.526cm"/>
      <style:paragraph-properties style:writing-mode="lr-tb"/>
    </style:style>
    <style:style style:name="gr367" style:family="graphic" style:parent-style-name="RequiredClass">
      <style:graphic-properties draw:fill-color="#ffffff" fo:min-height="0.504cm" fo:min-width="3.526cm"/>
      <style:paragraph-properties style:writing-mode="lr-tb"/>
    </style:style>
    <style:style style:name="gr368" style:family="graphic" style:parent-style-name="standard">
      <style:graphic-properties draw:textarea-horizontal-align="justify" draw:textarea-vertical-align="middle" draw:auto-grow-height="false" fo:min-height="0.283cm" fo:min-width="0.387cm"/>
    </style:style>
    <style:style style:name="gr369" style:family="graphic" style:parent-style-name="standard">
      <style:graphic-properties draw:stroke="none" draw:fill="none" fo:min-height="8.275cm"/>
      <style:paragraph-properties style:writing-mode="lr-tb"/>
    </style:style>
    <style:style style:name="gr3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OptionalDeco">
      <style:graphic-properties draw:fill-color="#ffffff" fo:min-height="0.55cm" fo:min-width="4.011cm"/>
      <style:paragraph-properties style:writing-mode="lr-tb"/>
    </style:style>
    <style:style style:name="gr374" style:family="graphic" style:parent-style-name="OptionalDeco">
      <style:graphic-properties draw:fill-color="#ffffff" fo:min-height="0.55cm" fo:min-width="3.898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81" style:family="graphic" style:parent-style-name="standard">
      <style:graphic-properties draw:stroke="none" draw:fill="none" fo:min-height="1.577cm"/>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84" style:family="graphic" style:parent-style-name="DecoGroup">
      <style:graphic-properties fo:min-height="16.6cm" fo:min-width="25.086cm"/>
      <style:paragraph-properties style:writing-mode="lr-tb"/>
    </style:style>
    <style:style style:name="gr385" style:family="graphic" style:parent-style-name="OptionalDeco">
      <style:graphic-properties fo:min-height="0.55cm" fo:min-width="3.208cm"/>
      <style:paragraph-properties style:writing-mode="lr-tb"/>
    </style:style>
    <style:style style:name="gr386" style:family="graphic" style:parent-style-name="OptionalDeco">
      <style:graphic-properties fo:min-height="0.55cm" fo:min-width="3.743cm"/>
      <style:paragraph-properties style:writing-mode="lr-tb"/>
    </style:style>
    <style:style style:name="gr3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88" style:family="graphic" style:parent-style-name="standard">
      <style:graphic-properties draw:stroke="none" svg:stroke-color="#000000" draw:fill="none" draw:fill-color="#ffffff" fo:min-height="1.252cm"/>
      <style:paragraph-properties style:writing-mode="lr-tb"/>
    </style:style>
    <style:style style:name="gr389" style:family="graphic" style:parent-style-name="RequiredClass">
      <style:graphic-properties fo:min-height="0.55cm" fo:min-width="3.743cm"/>
      <style:paragraph-properties style:writing-mode="lr-tb"/>
    </style:style>
    <style:style style:name="gr390" style:family="graphic" style:parent-style-name="OptionalDeco">
      <style:graphic-properties fo:min-height="0.55cm" fo:min-width="5.147cm"/>
      <style:paragraph-properties style:writing-mode="lr-tb"/>
    </style:style>
    <style:style style:name="gr391"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92" style:family="graphic" style:parent-style-name="OptionalDeco">
      <style:graphic-properties draw:fill-color="#ffffff" fo:min-height="0.839cm" fo:min-width="4.645cm"/>
      <style:paragraph-properties style:writing-mode="lr-tb"/>
    </style:style>
    <style:style style:name="gr393" style:family="graphic" style:parent-style-name="OptionalDeco">
      <style:graphic-properties draw:fill-color="#ffffff" fo:min-height="0.839cm" fo:min-width="3.446cm"/>
      <style:paragraph-properties style:writing-mode="lr-tb"/>
    </style:style>
    <style:style style:name="gr394" style:family="graphic" style:parent-style-name="standard">
      <style:graphic-properties draw:stroke="none" svg:stroke-color="#000000" draw:fill="none" draw:fill-color="#ffffff" fo:min-height="1.041cm"/>
      <style:paragraph-properties style:writing-mode="lr-tb"/>
    </style:style>
    <style:style style:name="gr395"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4.3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539cm" svg:height="1.048cm" draw:transform="skewX (0.788365223125839) rotate (-1.61582582149635) translate (10.8761252824591cm 11.8678111535999cm)" svg:viewBox="0 0 3540 1049" svg:d="M0 11c1176-75 1551 245 1858 415 320 177 717 347 1099 517l583 106">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3.674cm" svg:y2="6.597cm" draw:start-shape="id168" draw:start-glue-point="2" draw:end-shape="id169" draw:end-glue-point="0" svg:d="M13432 4620v910h242v1067" svg:viewBox="0 0 243 1978">
          <text:p/>
        </draw:connector>
        <draw:connector draw:style-name="gr227" draw:text-style-name="P4" draw:layer="layout" draw:line-skew="-0.052cm" svg:x1="13.432cm" svg:y1="4.62cm" svg:x2="8.47cm" svg:y2="6.597cm" draw:start-shape="id168" draw:start-glue-point="2" draw:end-shape="id170" draw:end-glue-point="0" svg:d="M13432 4620v937h-4962v1040" svg:viewBox="0 0 4963 1978">
          <text:p/>
        </draw:connector>
        <draw:custom-shape draw:style-name="gr223" draw:text-style-name="P13" xml:id="id171" draw:id="id171"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3.266cm" svg:y2="6.597cm" draw:start-shape="id168" draw:start-glue-point="2" draw:end-shape="id171" draw:end-glue-point="0" svg:d="M13432 4620v937h-10166v1040" svg:viewBox="0 0 10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3.674cm" svg:y1="7.331cm" svg:x2="13.432cm" svg:y2="9.871cm" draw:start-shape="id169" draw:start-glue-point="2" draw:end-shape="id164" draw:end-glue-point="0" svg:d="M13674 7331v1270h-242v1270" svg:viewBox="0 0 243 2541">
          <text:p/>
        </draw:connector>
        <draw:connector draw:style-name="gr228" draw:text-style-name="P4" draw:layer="layout" svg:x1="8.47cm" svg:y1="7.331cm" svg:x2="13.432cm" svg:y2="9.871cm" draw:start-shape="id170" draw:start-glue-point="2" draw:end-shape="id164" draw:end-glue-point="0" svg:d="M8470 7331v1270h4962v1270" svg:viewBox="0 0 4963 2541">
          <text:p/>
        </draw:connector>
        <draw:connector draw:style-name="gr228" draw:text-style-name="P4" draw:layer="layout" svg:x1="3.266cm" svg:y1="7.331cm" svg:x2="13.432cm" svg:y2="9.871cm" draw:start-shape="id171" draw:start-glue-point="2" draw:end-shape="id164"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18.877cm" svg:y2="6.597cm" draw:start-shape="id168" draw:start-glue-point="2" draw:end-shape="id173" draw:end-glue-point="0" svg:d="M13432 4620v910h5445v1067" svg:viewBox="0 0 5446 1978">
          <text:p/>
        </draw:connector>
        <draw:connector draw:style-name="gr228" draw:text-style-name="P4" draw:layer="layout" svg:x1="18.877cm" svg:y1="7.331cm" svg:x2="13.432cm" svg:y2="9.871cm" draw:start-shape="id173" draw:start-glue-point="2" draw:end-shape="id164" draw:end-glue-point="0" svg:d="M18877 7331v1270h-5445v1270" svg:viewBox="0 0 5446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custom-shape draw:style-name="gr231" draw:text-style-name="P13" xml:id="id176" draw:id="id176"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8" draw:text-style-name="P4" draw:layer="layout" draw:line-skew="-0.105cm" svg:x1="13.432cm" svg:y1="4.62cm" svg:x2="24.081cm" svg:y2="6.597cm" draw:start-shape="id168" draw:start-glue-point="2" draw:end-shape="id176" draw:end-glue-point="0" svg:d="M13432 4620v884h10649v1093" svg:viewBox="0 0 10650 1978">
          <text:p/>
        </draw:connector>
        <draw:connector draw:style-name="gr228" draw:text-style-name="P4" draw:layer="layout" svg:x1="24.081cm" svg:y1="7.331cm" svg:x2="13.432cm" svg:y2="9.871cm" draw:start-shape="id176" draw:start-glue-point="2" draw:end-shape="id164" draw:end-glue-point="0" svg:d="M24081 7331v1270h-10649v1270" svg:viewBox="0 0 10650 2541">
          <text:p/>
        </draw:connector>
      </draw:page>
      <draw:page draw:name="page19" draw:style-name="dp1" draw:master-page-name="Default">
        <draw:custom-shape draw:style-name="gr234" draw:text-style-name="P62" xml:id="id189" draw:id="id189"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7" draw:id="id177"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80" draw:id="id180"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7" draw:start-glue-point="2" draw:end-shape="id178" draw:end-glue-point="0" svg:d="M18570 6261v757" svg:viewBox="0 0 1 758">
          <text:p/>
        </draw:connector>
        <draw:connector draw:style-name="gr228" draw:text-style-name="P4" draw:layer="layout" svg:x1="18.57cm" svg:y1="9.265cm" svg:x2="15.99cm" svg:y2="10.267cm" draw:start-shape="id179" draw:start-glue-point="2" draw:end-shape="id180"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1" draw:id="id181"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2" draw:id="id182"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5" draw:id="id185"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4" draw:id="id184"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1" draw:start-glue-point="2" draw:end-shape="id182" draw:end-glue-point="0" svg:d="M6627 5861v954" svg:viewBox="0 0 1 955">
          <text:p/>
        </draw:connector>
        <draw:connector draw:style-name="gr227" draw:text-style-name="P4" draw:layer="layout" svg:x1="18.57cm" svg:y1="15.575cm" svg:x2="17.262cm" svg:y2="16.752cm" draw:start-shape="id183" draw:start-glue-point="2" draw:end-shape="id184" draw:end-glue-point="0" svg:d="M18570 15575v589h-1308v588" svg:viewBox="0 0 1309 1178">
          <text:p/>
        </draw:connector>
        <draw:connector draw:style-name="gr227" draw:text-style-name="P4" draw:layer="layout" svg:x1="18.57cm" svg:y1="15.575cm" svg:x2="11.29cm" svg:y2="16.771cm" draw:start-shape="id183" draw:start-glue-point="2" draw:end-shape="id185"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6" draw:id="id186"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6" draw:start-glue-point="8" draw:end-shape="id187" draw:end-glue-point="0" svg:d="M18554 3157v398h16v414" svg:viewBox="0 0 17 813">
          <text:p/>
        </draw:connector>
        <draw:custom-shape draw:style-name="gr223" draw:text-style-name="P13" xml:id="id188" draw:id="id188"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9" draw:start-glue-point="2" draw:end-shape="id188" draw:end-glue-point="0" svg:d="M18570 9265v501h2592v501" svg:viewBox="0 0 2593 1003">
          <text:p/>
        </draw:connector>
        <draw:connector draw:style-name="gr241" draw:layer="layout" svg:x1="21.162cm" svg:y1="11.001cm" svg:x2="18.57cm" svg:y2="12.325cm" draw:start-shape="id188" draw:start-glue-point="2" draw:end-shape="id189" draw:end-glue-point="0" svg:d="M21162 11001v644h-2592v680" svg:viewBox="0 0 2593 1325">
          <text:p/>
        </draw:connector>
        <draw:connector draw:style-name="gr241" draw:layer="layout" svg:x1="15.99cm" svg:y1="11.001cm" svg:x2="18.57cm" svg:y2="12.325cm" draw:start-shape="id180" draw:start-glue-point="2" draw:end-shape="id189" draw:end-glue-point="0" svg:d="M15990 11001v644h2580v680" svg:viewBox="0 0 2581 1325">
          <text:p/>
        </draw:connector>
        <draw:custom-shape draw:style-name="gr236" draw:text-style-name="P20" xml:id="id187" draw:id="id187"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7" draw:start-glue-point="2" draw:end-shape="id177" draw:end-glue-point="0" svg:d="M18570 4703v824" svg:viewBox="0 0 1 825">
          <text:p/>
        </draw:connector>
        <draw:custom-shape draw:style-name="gr236" draw:text-style-name="P20" xml:id="id183" draw:id="id183"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9" draw:start-glue-point="2" draw:end-shape="id183" draw:end-glue-point="0" svg:d="M18570 13830v1011" svg:viewBox="0 0 1 1012">
          <text:p/>
        </draw:connector>
        <draw:custom-shape draw:style-name="gr223" draw:text-style-name="P13" xml:id="id178" draw:id="id178"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8" draw:start-glue-point="2" draw:end-shape="id179"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90" draw:id="id190"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3" draw:start-glue-point="2" draw:end-shape="id190" draw:end-glue-point="0" svg:d="M18570 15575v589h4292v588" svg:viewBox="0 0 4293 1178">
          <text:p/>
        </draw:connector>
      </draw:page>
      <draw:page draw:name="page20" draw:style-name="dp1" draw:master-page-name="Default">
        <draw:custom-shape draw:style-name="gr245" draw:text-style-name="P13" xml:id="id191" draw:id="id191"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2" draw:id="id192"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3" draw:id="id193"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4" draw:id="id194"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9" draw:id="id199"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200" draw:id="id200"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8" draw:id="id198"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1" draw:start-glue-point="3" draw:end-shape="id192" draw:end-glue-point="3" svg:d="M3857 11712h970v-8022h990" svg:viewBox="0 0 1961 8023">
          <text:p/>
        </draw:connector>
        <draw:connector draw:style-name="gr241" draw:layer="layout" draw:line-skew="1.471cm" svg:x1="3.857cm" svg:y1="11.712cm" svg:x2="5.817cm" svg:y2="6.414cm" draw:start-shape="id191" draw:start-glue-point="3" draw:end-shape="id193" draw:end-glue-point="3" svg:d="M3857 11712h970v-5298h990" svg:viewBox="0 0 1961 5299">
          <text:p/>
        </draw:connector>
        <draw:connector draw:style-name="gr241" draw:layer="layout" draw:line-skew="1.471cm" svg:x1="3.857cm" svg:y1="11.712cm" svg:x2="5.817cm" svg:y2="8.237cm" draw:start-shape="id191" draw:end-shape="id194" draw:end-glue-point="3" svg:d="M3857 11712h970v-3475h990" svg:viewBox="0 0 1961 3476">
          <text:p/>
        </draw:connector>
        <draw:connector draw:style-name="gr241" draw:layer="layout" draw:line-skew="1.471cm" svg:x1="3.857cm" svg:y1="11.712cm" svg:x2="5.817cm" svg:y2="10.261cm" draw:start-shape="id191" draw:end-shape="id195" draw:end-glue-point="3" svg:d="M3857 11712h970v-1451h990" svg:viewBox="0 0 1961 1452">
          <text:p/>
        </draw:connector>
        <draw:connector draw:style-name="gr241" draw:layer="layout" draw:line-skew="1.471cm" svg:x1="3.857cm" svg:y1="11.712cm" svg:x2="5.817cm" svg:y2="11.984cm" draw:start-shape="id191" draw:start-glue-point="3" draw:end-shape="id196" draw:end-glue-point="3" svg:d="M3857 11712h970v272h990" svg:viewBox="0 0 1961 273">
          <text:p/>
        </draw:connector>
        <draw:connector draw:style-name="gr241" draw:layer="layout" draw:line-skew="1.471cm" svg:x1="3.857cm" svg:y1="11.712cm" svg:x2="5.817cm" svg:y2="13.708cm" draw:start-shape="id191" draw:end-shape="id197" draw:end-glue-point="3" svg:d="M3857 11712h970v1996h990" svg:viewBox="0 0 1961 1997">
          <text:p/>
        </draw:connector>
        <draw:connector draw:style-name="gr241" draw:layer="layout" draw:line-skew="1.471cm" svg:x1="3.857cm" svg:y1="11.712cm" svg:x2="5.817cm" svg:y2="15.499cm" draw:start-shape="id191" draw:start-glue-point="3" draw:end-shape="id198" draw:end-glue-point="11" svg:d="M3857 11712h970v3787h990" svg:viewBox="0 0 1961 3788">
          <text:p/>
        </draw:connector>
        <draw:connector draw:style-name="gr241" draw:layer="layout" svg:x1="10.262cm" svg:y1="8.237cm" svg:x2="11.85cm" svg:y2="7.534cm" draw:start-shape="id194" draw:start-glue-point="1" draw:end-shape="id199" draw:end-glue-point="3" svg:d="M10262 8237h794v-703h794" svg:viewBox="0 0 1589 704">
          <text:p/>
        </draw:connector>
        <draw:connector draw:style-name="gr241" draw:layer="layout" svg:x1="10.262cm" svg:y1="8.237cm" svg:x2="11.85cm" svg:y2="9.023cm" draw:start-shape="id194" draw:start-glue-point="1" draw:end-shape="id200" svg:d="M10262 8237h793v786h795" svg:viewBox="0 0 1589 787">
          <text:p/>
        </draw:connector>
        <draw:connector draw:style-name="gr241" draw:layer="layout" draw:line-skew="-1.471cm" svg:x1="10.262cm" svg:y1="3.69cm" svg:x2="16.875cm" svg:y2="11.712cm" draw:start-shape="id192" draw:start-glue-point="1" draw:end-shape="id191" draw:end-glue-point="1" svg:d="M10262 3690h5643v8022h970" svg:viewBox="0 0 6614 8023">
          <text:p/>
        </draw:connector>
        <draw:connector draw:style-name="gr250" draw:text-style-name="P9" draw:layer="layout" draw:line-skew="-1.471cm" svg:x1="14.914cm" svg:y1="7.534cm" svg:x2="16.875cm" svg:y2="11.712cm" draw:start-shape="id199" draw:start-glue-point="1" draw:end-shape="id191" svg:d="M14914 7534h991v4178h970" svg:viewBox="0 0 1962 4179">
          <text:p/>
        </draw:connector>
        <draw:connector draw:style-name="gr241" draw:layer="layout" draw:line-skew="-1.471cm" svg:x1="14.917cm" svg:y1="9.023cm" svg:x2="16.875cm" svg:y2="11.712cm" draw:start-shape="id200" draw:start-glue-point="1" draw:end-shape="id191" draw:end-glue-point="1" svg:d="M14917 9023h988v2689h970" svg:viewBox="0 0 1959 2690">
          <text:p/>
        </draw:connector>
        <draw:connector draw:style-name="gr241" draw:layer="layout" draw:line-skew="-1.471cm" svg:x1="10.262cm" svg:y1="10.261cm" svg:x2="16.875cm" svg:y2="11.712cm" draw:start-shape="id195" draw:start-glue-point="1" draw:end-shape="id191" draw:end-glue-point="1" svg:d="M10262 10261h5643v1451h970" svg:viewBox="0 0 6614 1452">
          <text:p/>
        </draw:connector>
        <draw:connector draw:style-name="gr241" draw:layer="layout" draw:line-skew="-1.471cm" svg:x1="10.262cm" svg:y1="11.984cm" svg:x2="16.875cm" svg:y2="11.712cm" draw:start-shape="id196" draw:start-glue-point="1" draw:end-shape="id191" draw:end-glue-point="1" svg:d="M10262 11984h5643v-272h970" svg:viewBox="0 0 6614 273">
          <text:p/>
        </draw:connector>
        <draw:connector draw:style-name="gr241" draw:layer="layout" draw:line-skew="-1.471cm" svg:x1="10.262cm" svg:y1="13.708cm" svg:x2="16.875cm" svg:y2="11.712cm" draw:start-shape="id197" draw:start-glue-point="1" draw:end-shape="id191" draw:end-glue-point="1" svg:d="M10262 13708h5643v-1996h970" svg:viewBox="0 0 6614 1997">
          <text:p/>
        </draw:connector>
        <draw:connector draw:style-name="gr241" draw:layer="layout" draw:line-skew="-1.471cm" svg:x1="10.262cm" svg:y1="15.255cm" svg:x2="16.875cm" svg:y2="11.712cm" draw:start-shape="id198" draw:start-glue-point="1" draw:end-shape="id191" draw:end-glue-point="1" svg:d="M10262 15255h5643v-3543h970" svg:viewBox="0 0 6614 3544">
          <text:p/>
        </draw:connector>
        <draw:connector draw:style-name="gr241" draw:layer="layout" draw:line-skew="-1.471cm" svg:x1="10.261cm" svg:y1="6.658cm" svg:x2="16.875cm" svg:y2="11.712cm" draw:start-shape="id193" draw:start-glue-point="8" draw:end-shape="id191" draw:end-glue-point="1" svg:d="M10261 6658h5644v5054h970" svg:viewBox="0 0 6615 5055">
          <text:p/>
        </draw:connector>
        <draw:custom-shape draw:style-name="gr246" draw:text-style-name="P13" xml:id="id201" draw:id="id201"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1" draw:start-glue-point="3" draw:end-shape="id201" draw:end-glue-point="10" svg:d="M3857 11712h975v-6966h985" svg:viewBox="0 0 1961 6967">
          <text:p/>
        </draw:connector>
        <draw:connector draw:style-name="gr228" draw:text-style-name="P4" draw:layer="layout" draw:line-skew="-1.492cm" svg:x1="10.261cm" svg:y1="5.234cm" svg:x2="16.875cm" svg:y2="11.712cm" draw:start-shape="id201" draw:start-glue-point="8" draw:end-shape="id191" draw:end-glue-point="1" svg:d="M10261 5234h5623v6478h991" svg:viewBox="0 0 6615 6479">
          <text:p/>
        </draw:connector>
        <draw:custom-shape draw:style-name="gr246" draw:text-style-name="P13" xml:id="id202" draw:id="id202"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3" draw:id="id203"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1" draw:start-glue-point="3" draw:end-shape="id202" draw:end-glue-point="3" svg:d="M3857 11712h985v4966h975" svg:viewBox="0 0 1961 4967">
          <text:p/>
        </draw:connector>
        <draw:connector draw:style-name="gr228" draw:text-style-name="P4" draw:layer="layout" draw:line-skew="1.485cm" svg:x1="3.857cm" svg:y1="11.712cm" svg:x2="5.817cm" svg:y2="18.032cm" draw:start-shape="id191" draw:start-glue-point="3" draw:end-shape="id203" draw:end-glue-point="3" svg:d="M3857 11712h984v6320h976" svg:viewBox="0 0 1961 6321">
          <text:p/>
        </draw:connector>
        <draw:connector draw:style-name="gr228" draw:text-style-name="P4" draw:layer="layout" draw:line-skew="-1.395cm" svg:x1="10.262cm" svg:y1="16.678cm" svg:x2="16.875cm" svg:y2="11.712cm" draw:start-shape="id202" draw:start-glue-point="1" draw:end-shape="id191" draw:end-glue-point="1" svg:d="M10262 16678h5719v-4966h894" svg:viewBox="0 0 6614 4967">
          <text:p/>
        </draw:connector>
        <draw:connector draw:style-name="gr228" draw:text-style-name="P4" draw:layer="layout" draw:line-skew="-1.474cm" svg:x1="10.261cm" svg:y1="18.276cm" svg:x2="16.875cm" svg:y2="11.712cm" draw:start-shape="id203" draw:start-glue-point="8" draw:end-shape="id191"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7" draw:id="id207"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8" draw:id="id208"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9" draw:id="id209"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4" draw:id="id204"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5" draw:id="id205"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4" draw:start-glue-point="2" draw:end-shape="id205" draw:end-glue-point="0" svg:d="M20296 14116v954" svg:viewBox="0 0 1 955">
          <text:p/>
        </draw:connector>
        <draw:connector draw:style-name="gr227" draw:text-style-name="P4" draw:layer="layout" svg:x1="13.579cm" svg:y1="7.784cm" svg:x2="6.23cm" svg:y2="10.011cm" draw:start-shape="id206" draw:start-glue-point="2" draw:end-shape="id207" draw:end-glue-point="0" svg:d="M13579 7784v1114h-7349v1113" svg:viewBox="0 0 7350 2228">
          <text:p/>
        </draw:connector>
        <draw:connector draw:style-name="gr227" draw:text-style-name="P4" draw:layer="layout" svg:x1="13.579cm" svg:y1="7.784cm" svg:x2="11.071cm" svg:y2="10.011cm" draw:start-shape="id206" draw:start-glue-point="2" draw:end-shape="id208" draw:end-glue-point="0" svg:d="M13579 7784v1114h-2508v1113" svg:viewBox="0 0 2509 2228">
          <text:p/>
        </draw:connector>
        <draw:connector draw:style-name="gr227" draw:text-style-name="P4" draw:layer="layout" svg:x1="13.579cm" svg:y1="7.784cm" svg:x2="15.913cm" svg:y2="10.011cm" draw:start-shape="id206" draw:start-glue-point="2" draw:end-shape="id209" draw:end-glue-point="0" svg:d="M13579 7784v1114h2334v1113" svg:viewBox="0 0 2335 2228">
          <text:p/>
        </draw:connector>
        <draw:custom-shape draw:style-name="gr26" draw:text-style-name="P13" xml:id="id210" draw:id="id210"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6" draw:start-glue-point="2" draw:end-shape="id210" draw:end-glue-point="0" svg:d="M13579 7784v1114h7227v1113" svg:viewBox="0 0 7228 2228">
          <text:p/>
        </draw:connector>
        <draw:custom-shape draw:style-name="gr45" draw:text-style-name="P4" xml:id="id211" draw:id="id211"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6" draw:id="id206"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2" draw:id="id212"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1" draw:start-glue-point="8" draw:end-shape="id212" draw:end-glue-point="0" svg:d="M13580 4429v509h-1v524" svg:viewBox="0 0 2 1034">
          <text:p/>
        </draw:connector>
        <draw:connector draw:style-name="gr228" draw:text-style-name="P4" draw:layer="layout" svg:x1="13.579cm" svg:y1="6.196cm" svg:x2="13.579cm" svg:y2="7.05cm" draw:start-shape="id212" draw:start-glue-point="2" draw:end-shape="id206"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6" draw:id="id216"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7" draw:id="id217"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5" draw:id="id215"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3" draw:id="id21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4" draw:id="id21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3" draw:start-glue-point="2" draw:end-shape="id214" draw:end-glue-point="0" svg:d="M20438 15069v954" svg:viewBox="0 0 1 955">
          <text:p/>
        </draw:connector>
        <draw:connector draw:style-name="gr227" draw:text-style-name="P4" draw:layer="layout" svg:x1="7.858cm" svg:y1="6.39cm" svg:x2="5.891cm" svg:y2="8.171cm" draw:start-shape="id215" draw:start-glue-point="2" draw:end-shape="id216" draw:end-glue-point="0" svg:d="M7858 6390v891h-1967v890" svg:viewBox="0 0 1968 1782">
          <text:p/>
        </draw:connector>
        <draw:connector draw:style-name="gr227" draw:text-style-name="P4" draw:layer="layout" svg:x1="7.858cm" svg:y1="6.39cm" svg:x2="2.482cm" svg:y2="8.171cm" draw:start-shape="id215" draw:start-glue-point="2" draw:end-shape="id217" draw:end-glue-point="0" svg:d="M7858 6390v891h-5376v890" svg:viewBox="0 0 5377 1782">
          <text:p/>
        </draw:connector>
        <draw:custom-shape draw:style-name="gr260" draw:text-style-name="P61" xml:id="id221" draw:id="id221"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8" draw:id="id218"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9" draw:id="id219"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8" draw:start-glue-point="8" draw:end-shape="id219"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20" draw:id="id220"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9" draw:start-glue-point="2" draw:end-shape="id220" draw:end-glue-point="0" svg:d="M20609 6926v1008h-2619v1008" svg:viewBox="0 0 2620 2017">
          <text:p/>
        </draw:connector>
        <draw:connector draw:style-name="gr228" draw:text-style-name="P4" draw:layer="layout" svg:x1="20.609cm" svg:y1="6.926cm" svg:x2="22.979cm" svg:y2="8.942cm" draw:start-shape="id219" draw:start-glue-point="2" draw:end-shape="id221" draw:end-glue-point="0" svg:d="M20609 6926v1008h2370v1008" svg:viewBox="0 0 2371 2017">
          <text:p/>
        </draw:connector>
        <draw:connector draw:style-name="gr228" draw:text-style-name="P4" draw:layer="layout" svg:x1="14.259cm" svg:y1="4.204cm" svg:x2="7.858cm" svg:y2="5.656cm" draw:start-shape="id218" draw:start-glue-point="8" draw:end-shape="id215" draw:end-glue-point="0" svg:d="M14259 4204v718h-6401v734" svg:viewBox="0 0 6402 1453">
          <text:p/>
        </draw:connector>
        <draw:connector draw:style-name="gr25" draw:layer="layout" draw:line-skew="-0.629cm 0.615cm" svg:x1="9.96cm" svg:y1="6.023cm" svg:x2="22.979cm" svg:y2="9.676cm" draw:start-shape="id215" draw:start-glue-point="1" draw:end-shape="id221" draw:end-glue-point="2" svg:d="M9960 6023h4830v4786h8189v-1133" svg:viewBox="0 0 13020 4787">
          <text:p/>
        </draw:connector>
        <draw:connector draw:style-name="gr25" draw:layer="layout" draw:line-skew="1.893cm 0.615cm" svg:x1="9.96cm" svg:y1="6.023cm" svg:x2="17.99cm" svg:y2="9.676cm" draw:start-shape="id215" draw:start-glue-point="1" draw:end-shape="id220"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2" draw:id="id222"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5" draw:start-glue-point="2" draw:end-shape="id222" draw:end-glue-point="0" svg:d="M7858 6390v891h4851v890" svg:viewBox="0 0 4852 1782">
          <text:p/>
        </draw:connector>
        <draw:custom-shape draw:style-name="gr263" draw:text-style-name="P13" xml:id="id223" draw:id="id223"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5" draw:start-glue-point="2" draw:end-shape="id223"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5.1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5.1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9" draw:id="id229"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8" draw:id="id228"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xml:id="id230" draw:id="id230" draw:layer="layout" svg:width="4.938cm" svg:height="0.94cm" svg:x="5.03cm" svg:y="8.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68" draw:text-style-name="P29" xml:id="id224" draw:id="id224" draw:layer="layout" svg:width="4.332cm" svg:height="0.734cm" svg:x="5.333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5" draw:id="id225" draw:layer="layout" svg:width="4.938cm" svg:height="0.852cm" svg:x="5.03cm" svg:y="8.0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99cm" svg:y1="6.496cm" svg:x2="7.499cm" svg:y2="8.007cm" draw:start-shape="id224" draw:start-glue-point="2" draw:end-shape="id225" draw:end-glue-point="0" svg:d="M7499 6496v1511" svg:viewBox="0 0 1 1512">
          <text:p/>
        </draw:connector>
        <draw:custom-shape draw:style-name="gr45" draw:text-style-name="P4" xml:id="id226" draw:id="id226"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6" draw:start-glue-point="8" draw:end-shape="id227" draw:end-glue-point="0" svg:d="M18145 4810v627h-1v643" svg:viewBox="0 0 2 1271">
          <text:p/>
        </draw:connector>
        <draw:connector draw:style-name="gr228" draw:text-style-name="P4" draw:layer="layout" svg:x1="18.144cm" svg:y1="6.814cm" svg:x2="18.144cm" svg:y2="7.817cm" draw:start-shape="id227" draw:start-glue-point="2" draw:end-shape="id228" draw:end-glue-point="0" svg:d="M18144 6814v1003" svg:viewBox="0 0 1 1004">
          <text:p/>
        </draw:connector>
        <draw:connector draw:style-name="gr228" draw:text-style-name="P4" draw:layer="layout" svg:x1="18.144cm" svg:y1="8.551cm" svg:x2="18.144cm" svg:y2="9.791cm" draw:start-shape="id228" draw:start-glue-point="2" draw:end-shape="id229" draw:end-glue-point="0" svg:d="M18144 8551v1240" svg:viewBox="0 0 1 1241">
          <text:p/>
        </draw:connector>
        <draw:custom-shape draw:style-name="gr270" draw:text-style-name="P29" draw:layer="layout" svg:width="4.938cm" svg:height="0.94cm" svg:x="2.03cm" svg:y="11.7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1" draw:text-style-name="P29" xml:id="id231" draw:id="id231" draw:layer="layout" svg:width="4.938cm" svg:height="0.852cm" svg:x="2.03cm" svg:y="10.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9.755cm" svg:x2="4.499cm" svg:y2="10.987cm" draw:start-shape="id230" draw:start-glue-point="2" draw:end-shape="id231" draw:end-glue-point="0" svg:d="M7499 9755v616h-3000v616" svg:viewBox="0 0 3001 1233">
          <text:p/>
        </draw:connector>
        <draw:custom-shape draw:style-name="gr272" draw:text-style-name="P29" draw:layer="layout" svg:width="4.938cm" svg:height="0.94cm" svg:x="8.03cm" svg:y="11.7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273" draw:text-style-name="P29" xml:id="id232" draw:id="id232" draw:layer="layout" svg:width="4.938cm" svg:height="0.852cm" svg:x="8.03cm" svg:y="10.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9.755cm" svg:x2="10.499cm" svg:y2="10.987cm" draw:start-shape="id230" draw:start-glue-point="2" draw:end-shape="id232" draw:end-glue-point="0" svg:d="M7499 9755v616h3000v616" svg:viewBox="0 0 3001 1233">
          <text:p/>
        </draw:connector>
      </draw:page>
      <draw:page draw:name="page24" draw:style-name="dp1" draw:master-page-name="Default">
        <draw:custom-shape draw:style-name="gr274"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4" draw:text-style-name="P13" xml:id="id233" draw:id="id233"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5" draw:text-style-name="P61" xml:id="id239" draw:id="id239"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76" draw:text-style-name="P20" xml:id="id245" draw:id="id245"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8" draw:id="id238"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4" draw:id="id234"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33" draw:start-glue-point="2" draw:end-shape="id234" draw:end-glue-point="0" svg:d="M13699 15847v646h-7383v664" svg:viewBox="0 0 7384 1311">
          <text:p/>
        </draw:connector>
        <draw:custom-shape draw:style-name="gr236" draw:text-style-name="P20" xml:id="id235" draw:id="id235"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6" draw:id="id236"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0" draw:id="id240"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7" draw:text-style-name="P20" xml:id="id247" draw:id="id247"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33" draw:start-glue-point="2" draw:end-shape="id235" draw:end-glue-point="0" svg:d="M13699 15847v654h-2275v672" svg:viewBox="0 0 2276 1327">
          <text:p/>
        </draw:connector>
        <draw:connector draw:style-name="gr228" draw:text-style-name="P4" draw:layer="layout" svg:x1="13.699cm" svg:y1="15.847cm" svg:x2="16.299cm" svg:y2="17.173cm" draw:start-shape="id233" draw:start-glue-point="2" draw:end-shape="id236" draw:end-glue-point="0" svg:d="M13699 15847v654h2600v672" svg:viewBox="0 0 2601 1327">
          <text:p/>
        </draw:connector>
        <draw:custom-shape draw:style-name="gr45" draw:text-style-name="P4" xml:id="id237" draw:id="id237"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7" draw:start-glue-point="8" draw:end-shape="id238" draw:end-glue-point="0" svg:d="M10528 5093v786h-4218v801" svg:viewBox="0 0 4219 1588">
          <text:p/>
        </draw:connector>
        <draw:connector draw:style-name="gr228" draw:text-style-name="P4" draw:layer="layout" svg:x1="10.528cm" svg:y1="5.093cm" svg:x2="14.632cm" svg:y2="6.68cm" draw:start-shape="id237" draw:start-glue-point="8" draw:end-shape="id239" draw:end-glue-point="0" svg:d="M10528 5093v786h4104v801" svg:viewBox="0 0 4105 1588">
          <text:p/>
        </draw:connector>
        <draw:connector draw:style-name="gr228" draw:text-style-name="P4" draw:layer="layout" svg:x1="6.316cm" svg:y1="17.891cm" svg:x2="13.756cm" svg:y2="19.732cm" draw:start-shape="id234" draw:start-glue-point="2" draw:end-shape="id240" draw:end-glue-point="0" svg:d="M6316 17891v921h7440v920" svg:viewBox="0 0 7441 1842">
          <text:p/>
        </draw:connector>
        <draw:connector draw:style-name="gr228" draw:text-style-name="P4" draw:layer="layout" svg:x1="11.424cm" svg:y1="17.907cm" svg:x2="13.756cm" svg:y2="19.732cm" draw:start-shape="id235" draw:start-glue-point="2" draw:end-shape="id240" draw:end-glue-point="0" svg:d="M11424 17907v913h2332v912" svg:viewBox="0 0 2333 1826">
          <text:p/>
        </draw:connector>
        <draw:connector draw:style-name="gr228" draw:text-style-name="P4" draw:layer="layout" svg:x1="16.299cm" svg:y1="17.907cm" svg:x2="13.756cm" svg:y2="19.732cm" draw:start-shape="id236" draw:start-glue-point="2" draw:end-shape="id240" draw:end-glue-point="0" svg:d="M16299 17907v913h-2543v912" svg:viewBox="0 0 2544 1826">
          <text:p/>
        </draw:connector>
        <draw:custom-shape draw:style-name="gr27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9" draw:text-style-name="P29" xml:id="id241" draw:id="id241"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0" draw:text-style-name="P29" xml:id="id242" draw:id="id242"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41" draw:start-glue-point="2" draw:end-shape="id242" draw:end-glue-point="0" svg:d="M23137 3004v954" svg:viewBox="0 0 1 955">
          <text:p/>
        </draw:connector>
        <draw:frame draw:style-name="gr281"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82"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83" draw:text-style-name="P20" xml:id="id244" draw:id="id244"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4" draw:text-style-name="P20" xml:id="id246" draw:id="id246"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43" draw:start-glue-point="2" draw:end-shape="id244" draw:end-glue-point="0" svg:d="M11932 9720v743h2700v745" svg:viewBox="0 0 2701 1489">
          <text:p/>
        </draw:connector>
        <draw:custom-shape draw:style-name="gr284" draw:text-style-name="P20" xml:id="id248" draw:id="id248"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6" draw:text-style-name="P20" xml:id="id249" draw:id="id249"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4" draw:start-glue-point="2" draw:end-shape="id245" svg:d="M14632 11941v1410h-11138v1410" svg:viewBox="0 0 11139 2821">
          <text:p/>
        </draw:connector>
        <draw:connector draw:style-name="gr228" draw:text-style-name="P4" draw:layer="layout" svg:x1="14.632cm" svg:y1="11.941cm" svg:x2="7.514cm" svg:y2="14.761cm" draw:start-shape="id244" draw:start-glue-point="2" draw:end-shape="id246" svg:d="M14632 11941v1410h-7118v1410" svg:viewBox="0 0 7119 2821">
          <text:p/>
        </draw:connector>
        <draw:connector draw:style-name="gr228" draw:text-style-name="P4" draw:layer="layout" svg:x1="14.632cm" svg:y1="11.941cm" svg:x2="11.534cm" svg:y2="14.761cm" draw:start-shape="id244" draw:start-glue-point="2" draw:end-shape="id247" draw:end-glue-point="0" svg:d="M14632 11941v1409h-3098v1411" svg:viewBox="0 0 3099 2821">
          <text:p/>
        </draw:connector>
        <draw:connector draw:style-name="gr228" draw:text-style-name="P4" draw:layer="layout" svg:x1="14.632cm" svg:y1="11.941cm" svg:x2="19.575cm" svg:y2="14.761cm" draw:start-shape="id244" draw:start-glue-point="2" draw:end-shape="id248" draw:end-glue-point="0" svg:d="M14632 11941v1410h4943v1410" svg:viewBox="0 0 4944 2821">
          <text:p/>
        </draw:connector>
        <draw:connector draw:style-name="gr228" draw:text-style-name="P4" draw:layer="layout" svg:x1="14.632cm" svg:y1="11.941cm" svg:x2="23.595cm" svg:y2="14.761cm" draw:start-shape="id244" draw:start-glue-point="2" draw:end-shape="id249" draw:end-glue-point="0" svg:d="M14632 11941v1410h8963v1410" svg:viewBox="0 0 8964 2821">
          <text:p/>
        </draw:connector>
        <draw:custom-shape draw:style-name="gr283" draw:text-style-name="P20" xml:id="id243" draw:id="id243"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9" draw:start-glue-point="2" draw:end-shape="id243" draw:end-glue-point="0" svg:d="M14632 7414v786h-2700v787" svg:viewBox="0 0 2701 1574">
          <text:p/>
        </draw:connector>
        <draw:custom-shape draw:style-name="gr283" draw:text-style-name="P20" xml:id="id250" draw:id="id250"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9" draw:start-glue-point="2" draw:end-shape="id250" draw:end-glue-point="0" svg:d="M14632 7414v786h3119v787" svg:viewBox="0 0 3120 1574">
          <text:p/>
        </draw:connector>
        <draw:connector draw:style-name="gr228" draw:text-style-name="P4" draw:layer="layout" svg:x1="17.751cm" svg:y1="9.72cm" svg:x2="14.632cm" svg:y2="11.208cm" draw:start-shape="id250" draw:start-glue-point="2" draw:end-shape="id244" draw:end-glue-point="0" svg:d="M17751 9720v743h-3119v745" svg:viewBox="0 0 3120 1489">
          <text:p/>
        </draw:connector>
        <draw:custom-shape draw:style-name="gr285" draw:text-style-name="P20" xml:id="id251" draw:id="id251"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4" draw:start-glue-point="2" draw:end-shape="id251" draw:end-glue-point="0" svg:d="M14632 11941v1409h938v1411" svg:viewBox="0 0 939 2821">
          <text:p/>
        </draw:connector>
        <draw:custom-shape draw:style-name="gr236" draw:text-style-name="P20" xml:id="id252" draw:id="id252"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33" draw:start-glue-point="2" draw:end-shape="id252" draw:end-glue-point="0" svg:d="M13699 15847v654h7800v672" svg:viewBox="0 0 7801 1327">
          <text:p/>
        </draw:connector>
        <draw:connector draw:style-name="gr228" draw:text-style-name="P4" draw:layer="layout" svg:x1="21.499cm" svg:y1="17.907cm" svg:x2="13.756cm" svg:y2="19.732cm" draw:start-shape="id252" draw:start-glue-point="2" draw:end-shape="id240"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5" draw:id="id265"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4" draw:id="id264"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3" draw:id="id263"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7" draw:text-style-name="P29" xml:id="id253" draw:id="id25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8" draw:text-style-name="P29" xml:id="id254" draw:id="id25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53" draw:start-glue-point="2" draw:end-shape="id254" draw:end-glue-point="0" svg:d="M20438 15069v954" svg:viewBox="0 0 1 955">
          <text:p/>
        </draw:connector>
        <draw:custom-shape draw:style-name="gr26" draw:text-style-name="P13" xml:id="id256" draw:id="id256"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5" draw:id="id255"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9" draw:id="id259"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60" draw:id="id260"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7" draw:id="id257"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9" draw:text-style-name="P13" xml:id="id258" draw:id="id258"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90" draw:text-style-name="P13" xml:id="id261" draw:id="id261"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91" draw:text-style-name="P13" xml:id="id262" draw:id="id262"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5" draw:start-glue-point="8" draw:end-shape="id256" svg:d="M13358 3675v904h-1v920" svg:viewBox="0 0 2 1825">
          <text:p/>
        </draw:connector>
        <draw:connector draw:style-name="gr228" draw:text-style-name="P4" draw:layer="layout" svg:x1="13.358cm" svg:y1="3.675cm" svg:x2="17.904cm" svg:y2="5.499cm" draw:start-shape="id255" draw:start-glue-point="8" draw:end-shape="id257" svg:d="M13358 3675v904h4546v920" svg:viewBox="0 0 4547 1825">
          <text:p/>
        </draw:connector>
        <draw:connector draw:style-name="gr228" draw:text-style-name="P4" draw:layer="layout" svg:x1="13.357cm" svg:y1="6.985cm" svg:x2="13.357cm" svg:y2="8.603cm" draw:start-shape="id258" draw:start-glue-point="2" draw:end-shape="id259" draw:end-glue-point="0" svg:d="M13357 6985v1618" svg:viewBox="0 0 1 1619">
          <text:p/>
        </draw:connector>
        <draw:connector draw:style-name="gr228" draw:text-style-name="P4" draw:layer="layout" svg:x1="13.358cm" svg:y1="3.675cm" svg:x2="8.833cm" svg:y2="5.499cm" draw:start-shape="id255" draw:start-glue-point="8" draw:end-shape="id260" draw:end-glue-point="0" svg:d="M13358 3675v904h-4525v920" svg:viewBox="0 0 4526 1825">
          <text:p/>
        </draw:connector>
        <draw:connector draw:style-name="gr228" draw:text-style-name="P4" draw:layer="layout" svg:x1="8.838cm" svg:y1="6.985cm" svg:x2="13.357cm" svg:y2="8.603cm" draw:start-shape="id261" draw:start-glue-point="2" draw:end-shape="id259" svg:d="M8838 6985v809h4519v809" svg:viewBox="0 0 4520 1619">
          <text:p/>
        </draw:connector>
        <draw:connector draw:style-name="gr228" draw:text-style-name="P4" draw:layer="layout" svg:x1="17.909cm" svg:y1="6.985cm" svg:x2="13.357cm" svg:y2="8.603cm" draw:start-shape="id262" draw:start-glue-point="2" draw:end-shape="id259" draw:end-glue-point="0" svg:d="M17909 6985v809h-4552v809" svg:viewBox="0 0 4553 1619">
          <text:p/>
        </draw:connector>
        <draw:connector draw:style-name="gr228" draw:text-style-name="P4" draw:layer="layout" svg:x1="13.357cm" svg:y1="9.337cm" svg:x2="17.851cm" svg:y2="11.025cm" draw:start-shape="id259" draw:start-glue-point="2" draw:end-shape="id263" draw:end-glue-point="0" svg:d="M13357 9337v844h4494v844" svg:viewBox="0 0 4495 1689">
          <text:p/>
        </draw:connector>
        <draw:connector draw:style-name="gr228" draw:text-style-name="P4" draw:layer="layout" svg:x1="13.357cm" svg:y1="9.337cm" svg:x2="13.357cm" svg:y2="11.025cm" draw:start-shape="id259" draw:end-shape="id264" draw:end-glue-point="0" svg:d="M13357 9337v1688" svg:viewBox="0 0 1 1689">
          <text:p/>
        </draw:connector>
        <draw:connector draw:style-name="gr228" draw:text-style-name="P4" draw:layer="layout" svg:x1="13.357cm" svg:y1="9.337cm" svg:x2="8.857cm" svg:y2="11.025cm" draw:start-shape="id259" draw:start-glue-point="2" draw:end-shape="id265" svg:d="M13357 9337v844h-4500v844" svg:viewBox="0 0 4501 1689">
          <text:p/>
        </draw:connector>
        <draw:frame draw:style-name="gr292"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93" draw:text-style-name="P29" xml:id="id272" draw:id="id272"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4" draw:text-style-name="P29" xml:id="id266" draw:id="id266"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5" draw:text-style-name="P29" xml:id="id268" draw:id="id268"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6" draw:text-style-name="P29" xml:id="id269" draw:id="id269"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8" draw:text-style-name="P29" xml:id="id270" draw:id="id270"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300" draw:text-style-name="P29" xml:id="id267" draw:id="id267"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30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6" draw:start-glue-point="2" draw:end-shape="id267" draw:end-glue-point="0" svg:d="M10278 7053v774h-2840v775" svg:viewBox="0 0 2841 1550">
          <text:p/>
        </draw:connector>
        <draw:connector draw:style-name="gr35" draw:text-style-name="P67" draw:layer="layout" svg:x1="10.278cm" svg:y1="7.053cm" svg:x2="12.782cm" svg:y2="8.602cm" draw:start-shape="id266" draw:start-glue-point="2" draw:end-shape="id268" draw:end-glue-point="0" svg:d="M10278 7053v774h2504v775" svg:viewBox="0 0 2505 1550">
          <text:p/>
        </draw:connector>
        <draw:connector draw:style-name="gr25" draw:text-style-name="P67" draw:layer="layout" svg:x1="14.948cm" svg:y1="8.725cm" svg:x2="17.334cm" svg:y2="10.031cm" draw:start-shape="id268" draw:start-glue-point="9" draw:end-shape="id269" draw:end-glue-point="3" svg:d="M14948 8725h1193v1306h1193" svg:viewBox="0 0 2387 1307">
          <text:p/>
        </draw:connector>
        <draw:connector draw:style-name="gr25" draw:layer="layout" draw:line-skew="-0.536cm" svg:x1="14.948cm" svg:y1="9.213cm" svg:x2="17.334cm" svg:y2="12.123cm" draw:start-shape="id268" draw:start-glue-point="8" draw:end-shape="id270"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302"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303" draw:text-style-name="P29" xml:id="id271" draw:id="id271"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71" draw:start-glue-point="2" draw:end-shape="id272" draw:end-glue-point="0" svg:d="M14878 4039v436h-4600v853" svg:viewBox="0 0 4601 1290">
          <text:p/>
        </draw:connector>
        <draw:connector draw:style-name="gr35" draw:layer="layout" draw:line-skew="-2.377cm" svg:x1="14.878cm" svg:y1="4.039cm" svg:x2="19.644cm" svg:y2="9.664cm" draw:start-shape="id271" draw:start-glue-point="2" draw:end-shape="id269" draw:end-glue-point="0" svg:d="M14878 4039v436h4766v5189" svg:viewBox="0 0 4767 5626">
          <text:p/>
        </draw:connector>
        <draw:custom-shape draw:style-name="gr304" draw:text-style-name="P13" xml:id="id275" draw:id="id275"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4" draw:text-style-name="P13" xml:id="id274" draw:id="id274"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4" draw:text-style-name="P13" xml:id="id276" draw:id="id276"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3" draw:id="id273"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5" draw:text-style-name="P59" draw:layer="layout" svg:width="1.962cm" svg:height="0.497cm" svg:x="17.9cm" svg:y="16.046cm">
          <draw:text-box>
            <text:p text:style-name="P58"><text:span text:style-name="T8">Mlap Op</text:span></text:p>
          </draw:text-box>
        </draw:frame>
        <draw:frame draw:style-name="gr306"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73" draw:start-glue-point="8" draw:end-shape="id274" draw:end-glue-point="0" svg:d="M18697 16982v535h21v551" svg:viewBox="0 0 22 1087">
          <text:p/>
        </draw:connector>
        <draw:connector draw:style-name="gr228" draw:text-style-name="P4" draw:layer="layout" svg:x1="18.697cm" svg:y1="16.982cm" svg:x2="14.275cm" svg:y2="18.068cm" draw:start-shape="id273" draw:start-glue-point="8" draw:end-shape="id275" draw:end-glue-point="0" svg:d="M18697 16982v535h-4422v551" svg:viewBox="0 0 4423 1087">
          <text:p/>
        </draw:connector>
        <draw:connector draw:style-name="gr228" draw:text-style-name="P4" draw:layer="layout" svg:x1="18.697cm" svg:y1="16.982cm" svg:x2="23.346cm" svg:y2="18.068cm" draw:start-shape="id273" draw:start-glue-point="8" draw:end-shape="id276" draw:end-glue-point="0" svg:d="M18697 16982v535h4649v551" svg:viewBox="0 0 4650 1087">
          <text:p/>
        </draw:connector>
        <draw:custom-shape draw:style-name="gr30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9"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10" draw:text-style-name="P13" draw:layer="layout" svg:width="25.479cm" svg:height="4.127cm" svg:x="1.217cm" svg:y="4.0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4" draw:text-style-name="P13" xml:id="id283" draw:id="id283" draw:layer="layout" svg:width="17.463cm" svg:height="2.788cm" svg:x="5.079cm" svg:y="10.342cm">
          <text:p text:style-name="P13"><text:span text:style-name="T25">Presow Capture</text:span></text:p>
          <draw:enhanced-geometry svg:viewBox="0 0 21600 21600" draw:type="rectangle" draw:enhanced-path="M 0 0 L 21600 0 21600 21600 0 21600 0 0 Z N"/>
        </draw:custom-shape>
        <draw:custom-shape draw:style-name="gr311" draw:text-style-name="P20" xml:id="id287" draw:id="id287" draw:layer="layout" svg:width="3.473cm" svg:height="0.733cm" svg:x="6.253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82" draw:id="id282" draw:layer="layout" svg:width="4.332cm" svg:height="0.734cm" svg:x="11.712cm" svg:y="8.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12" draw:text-style-name="P20" xml:id="id286" draw:id="id286" draw:layer="layout" svg:width="4.094cm" svg:height="0.734cm" svg:x="22.73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13" draw:text-style-name="P20" xml:id="id285" draw:id="id285" draw:layer="layout" svg:width="3.199cm" svg:height="0.734cm" svg:x="10.907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4" draw:text-style-name="P20" xml:id="id292" draw:id="id292" draw:layer="layout" svg:width="2.21cm" svg:height="0.734cm" svg:x="3.412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5" draw:text-style-name="P20" xml:id="id284" draw:id="id284" draw:layer="layout" svg:width="4.128cm" svg:height="0.734cm" svg:x="22.737cm" svg:y="14.5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80" draw:id="id280" draw:layer="layout" svg:width="4.332cm" svg:height="0.734cm" svg:x="12.08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81" draw:id="id281" draw:layer="layout" svg:width="4.332cm" svg:height="0.734cm" svg:x="16.727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7" draw:id="id277" draw:layer="layout" svg:width="0.317cm" svg:height="0.318cm" svg:x="13.696cm" svg:y="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6" draw:text-style-name="P13" xml:id="id279" draw:id="id279" draw:layer="layout" svg:width="4.72cm" svg:height="1.24cm" svg:x="7.046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7" draw:text-style-name="P13" xml:id="id278" draw:id="id278" draw:layer="layout" svg:width="4.921cm" svg:height="1.24cm" svg:x="1.698cm" svg:y="5.3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38cm" svg:x2="4.158cm" svg:y2="5.351cm" draw:start-shape="id277" draw:start-glue-point="8" draw:end-shape="id278" draw:end-glue-point="0" svg:d="M13855 3380v1148h-9697v823" svg:viewBox="0 0 9698 1972">
          <text:p/>
        </draw:connector>
        <draw:connector draw:style-name="gr228" draw:text-style-name="P4" draw:layer="layout" draw:line-skew="0.17cm" svg:x1="13.855cm" svg:y1="3.38cm" svg:x2="9.406cm" svg:y2="5.351cm" draw:start-shape="id277" draw:start-glue-point="8" draw:end-shape="id279" svg:d="M13855 3380v1148h-4449v823" svg:viewBox="0 0 4450 1972">
          <text:p/>
        </draw:connector>
        <draw:connector draw:style-name="gr228" draw:text-style-name="P4" draw:layer="layout" svg:x1="13.855cm" svg:y1="3.38cm" svg:x2="14.246cm" svg:y2="5.604cm" draw:start-shape="id277" draw:start-glue-point="8" draw:end-shape="id280" draw:end-glue-point="0" svg:d="M13855 3380v1104h391v1120" svg:viewBox="0 0 392 2225">
          <text:p/>
        </draw:connector>
        <draw:connector draw:style-name="gr228" draw:text-style-name="P4" draw:layer="layout" svg:x1="13.855cm" svg:y1="3.38cm" svg:x2="18.893cm" svg:y2="5.604cm" draw:start-shape="id277" draw:start-glue-point="8" draw:end-shape="id281" draw:end-glue-point="0" svg:d="M13855 3380v1104h5038v1120" svg:viewBox="0 0 5039 2225">
          <text:p/>
        </draw:connector>
        <draw:connector draw:style-name="gr228" draw:text-style-name="P4" draw:layer="layout" svg:x1="4.158cm" svg:y1="6.591cm" svg:x2="13.878cm" svg:y2="8.626cm" draw:start-shape="id278" draw:start-glue-point="2" draw:end-shape="id282" draw:end-glue-point="0" svg:d="M4158 6591v1018h9720v1017" svg:viewBox="0 0 9721 2036">
          <text:p/>
        </draw:connector>
        <draw:connector draw:style-name="gr228" draw:text-style-name="P4" draw:layer="layout" svg:x1="9.406cm" svg:y1="6.591cm" svg:x2="13.878cm" svg:y2="8.626cm" draw:start-shape="id279" draw:start-glue-point="2" draw:end-shape="id282" draw:end-glue-point="0" svg:d="M9406 6591v1018h4472v1017" svg:viewBox="0 0 4473 2036">
          <text:p/>
        </draw:connector>
        <draw:connector draw:style-name="gr228" draw:text-style-name="P4" draw:layer="layout" svg:x1="14.246cm" svg:y1="6.338cm" svg:x2="13.878cm" svg:y2="8.626cm" draw:start-shape="id280" draw:start-glue-point="2" draw:end-shape="id282" draw:end-glue-point="0" svg:d="M14246 6338v1144h-368v1144" svg:viewBox="0 0 369 2289">
          <text:p/>
        </draw:connector>
        <draw:connector draw:style-name="gr228" draw:text-style-name="P4" draw:layer="layout" svg:x1="18.893cm" svg:y1="6.338cm" svg:x2="13.878cm" svg:y2="8.626cm" draw:start-shape="id281" draw:start-glue-point="2" draw:end-shape="id282" draw:end-glue-point="0" svg:d="M18893 6338v1144h-5015v1144" svg:viewBox="0 0 5016 2289">
          <text:p/>
        </draw:connector>
        <draw:connector draw:style-name="gr228" draw:text-style-name="P4" draw:layer="layout" draw:line-skew="-0.005cm" svg:x1="13.81cm" svg:y1="13.13cm" svg:x2="24.801cm" svg:y2="14.566cm" draw:start-shape="id283" draw:start-glue-point="2" draw:end-shape="id284" svg:d="M13810 13130v705h10991v731" svg:viewBox="0 0 10992 1437">
          <text:p/>
        </draw:connector>
        <draw:connector draw:style-name="gr228" draw:text-style-name="P4" draw:layer="layout" draw:line-skew="-1.098cm" svg:x1="13.81cm" svg:y1="13.13cm" svg:x2="12.506cm" svg:y2="16.752cm" draw:start-shape="id283" draw:start-glue-point="2" draw:end-shape="id285" draw:end-glue-point="0" svg:d="M13810 13130v705h-1304v2917" svg:viewBox="0 0 1305 3623">
          <text:p/>
        </draw:connector>
        <draw:connector draw:style-name="gr228" draw:text-style-name="P4" draw:layer="layout" svg:x1="24.801cm" svg:y1="15.3cm" svg:x2="24.784cm" svg:y2="16.752cm" draw:start-shape="id284" draw:start-glue-point="2" draw:end-shape="id286" draw:end-glue-point="0" svg:d="M24801 15300v726h-17v726" svg:viewBox="0 0 18 1453">
          <text:p/>
        </draw:connector>
        <draw:connector draw:style-name="gr228" draw:text-style-name="P4" draw:layer="layout" draw:line-skew="-1.097cm" svg:x1="13.81cm" svg:y1="13.13cm" svg:x2="7.989cm" svg:y2="16.752cm" draw:start-shape="id283" draw:start-glue-point="2" draw:end-shape="id287" draw:end-glue-point="0" svg:d="M13810 13130v705h-5821v2917" svg:viewBox="0 0 5822 3623">
          <text:p/>
        </draw:connector>
        <draw:connector draw:style-name="gr228" draw:text-style-name="P4" draw:layer="layout" draw:line-skew="-0.142cm" svg:x1="13.81cm" svg:y1="13.13cm" svg:x2="5.446cm" svg:y2="14.841cm" draw:start-shape="id283" draw:start-glue-point="2" draw:end-shape="id288" draw:end-glue-point="0" svg:d="M13810 13130v705h-8364v1006" svg:viewBox="0 0 8365 1712">
          <text:p/>
        </draw:connector>
        <draw:custom-shape draw:style-name="gr236" draw:text-style-name="P13" xml:id="id291" draw:id="id291" draw:layer="layout" svg:width="4.332cm" svg:height="0.734cm" svg:x="17.643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9" draw:id="id289" draw:layer="layout" svg:width="4.332cm" svg:height="0.734cm" svg:x="11.997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90" draw:id="id290" draw:layer="layout" svg:width="4.332cm" svg:height="0.734cm" svg:x="6.35cm" svg:y="11.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50" draw:text-style-name="P9" draw:layer="layout" draw:line-skew="0.609cm" svg:x1="13.878cm" svg:y1="9.36cm" svg:x2="14.163cm" svg:y2="11.712cm" draw:start-shape="id282" draw:start-glue-point="2" draw:end-shape="id289" draw:end-glue-point="0" svg:d="M13878 9360v1785h285v567" svg:viewBox="0 0 286 2353">
          <text:p/>
        </draw:connector>
        <draw:connector draw:style-name="gr250" draw:text-style-name="P9" draw:layer="layout" draw:line-skew="0.609cm" svg:x1="13.878cm" svg:y1="9.36cm" svg:x2="8.516cm" svg:y2="11.712cm" draw:start-shape="id282" draw:start-glue-point="2" draw:end-shape="id290" draw:end-glue-point="0" svg:d="M13878 9360v1785h-5362v567" svg:viewBox="0 0 5363 2353">
          <text:p/>
        </draw:connector>
        <draw:connector draw:style-name="gr250" draw:text-style-name="P9" draw:layer="layout" draw:line-skew="0.609cm" svg:x1="13.878cm" svg:y1="9.36cm" svg:x2="19.809cm" svg:y2="11.712cm" draw:start-shape="id282" draw:start-glue-point="2" draw:end-shape="id291" draw:end-glue-point="0" svg:d="M13878 9360v1785h5931v567" svg:viewBox="0 0 5932 2353">
          <text:p/>
        </draw:connector>
        <draw:custom-shape draw:style-name="gr315" draw:text-style-name="P20" xml:id="id288" draw:id="id288" draw:layer="layout" svg:width="4.128cm" svg:height="0.734cm" svg:x="3.382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5.446cm" svg:y1="15.575cm" svg:x2="4.517cm" svg:y2="16.752cm" draw:start-shape="id288" draw:start-glue-point="2" draw:end-shape="id292" draw:end-glue-point="0" svg:d="M5446 15575v589h-929v588" svg:viewBox="0 0 930 1178">
          <text:p/>
        </draw:connector>
        <draw:custom-shape draw:style-name="gr318" draw:text-style-name="P20" xml:id="id293" draw:id="id293" draw:layer="layout" svg:width="6.133cm" svg:height="0.734cm" svg:x="15.32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74cm" svg:x1="13.81cm" svg:y1="13.13cm" svg:x2="18.392cm" svg:y2="16.752cm" draw:start-shape="id283" draw:start-glue-point="2" draw:end-shape="id293" draw:end-glue-point="0" svg:d="M13810 13130v729h4582v2893" svg:viewBox="0 0 4583 3623">
          <text:p/>
        </draw:connector>
        <draw:connector draw:style-name="gr25" draw:layer="layout" svg:x1="2.682cm" svg:y1="6.591cm" svg:x2="3.412cm" svg:y2="17.119cm" draw:start-shape="id278" draw:start-glue-point="6" draw:end-shape="id292" draw:end-glue-point="3" svg:d="M2682 6591v10528h730" svg:viewBox="0 0 731 10529">
          <text:p/>
        </draw:connector>
        <draw:connector draw:style-name="gr25" draw:layer="layout" draw:line-skew="0.334cm" svg:x1="10.822cm" svg:y1="6.591cm" svg:x2="12.579cm" svg:y2="8.626cm" draw:start-shape="id279" draw:start-glue-point="7" draw:end-shape="id282" draw:end-glue-point="5" svg:d="M10822 6591v1352h1757v683" svg:viewBox="0 0 1758 2036">
          <text:p/>
        </draw:connector>
        <draw:custom-shape draw:style-name="gr236" draw:text-style-name="P13" xml:id="id294" draw:id="id294" draw:layer="layout" svg:width="4.332cm" svg:height="0.734cm" svg:x="21.886cm" svg:y="5.6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8" draw:text-style-name="P4" draw:layer="layout" svg:x1="13.855cm" svg:y1="3.38cm" svg:x2="24.052cm" svg:y2="5.604cm" draw:start-shape="id277" draw:start-glue-point="8" draw:end-shape="id294" draw:end-glue-point="0" svg:d="M13855 3380v1104h10197v1120" svg:viewBox="0 0 10198 2225">
          <text:p/>
        </draw:connector>
        <draw:connector draw:style-name="gr228" draw:text-style-name="P4" draw:layer="layout" svg:x1="24.052cm" svg:y1="6.338cm" svg:x2="13.878cm" svg:y2="8.626cm" draw:start-shape="id294" draw:start-glue-point="2" draw:end-shape="id282" draw:end-glue-point="0" svg:d="M24052 6338v1144h-10174v1144" svg:viewBox="0 0 10175 2289">
          <text:p/>
        </draw:connector>
      </draw:page>
      <draw:page draw:name="page28" draw:style-name="dp1" draw:master-page-name="Default">
        <draw:custom-shape draw:style-name="gr319" draw:text-style-name="P20" xml:id="id296" draw:id="id296"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Base</text:span></text:p>
          <draw:enhanced-geometry svg:viewBox="0 0 21600 21600" draw:mirror-horizontal="false" draw:mirror-vertical="false" draw:type="rectangle" draw:enhanced-path="M 0 0 L 21600 0 21600 21600 0 21600 0 0 Z N"/>
        </draw:custom-shape>
        <draw:custom-shape draw:style-name="gr319" draw:text-style-name="P20" xml:id="id297" draw:id="id297"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Max</text:span></text:p>
          <draw:enhanced-geometry svg:viewBox="0 0 21600 21600" draw:mirror-horizontal="false" draw:mirror-vertical="false" draw:type="rectangle" draw:enhanced-path="M 0 0 L 21600 0 21600 21600 0 21600 0 0 Z N"/>
        </draw:custom-shape>
        <draw:custom-shape draw:style-name="gr320" draw:text-style-name="P20" xml:id="id299" draw:id="id299"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Child</text:span></text:p>
          <draw:enhanced-geometry svg:viewBox="0 0 21600 21600" draw:mirror-horizontal="false" draw:mirror-vertical="false" draw:type="rectangle" draw:enhanced-path="M 0 0 L 21600 0 21600 21600 0 21600 0 0 Z N"/>
        </draw:custom-shape>
        <draw:custom-shape draw:style-name="gr319" draw:text-style-name="P20" xml:id="id298" draw:id="id298"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Skips</text:span></text:p>
          <draw:enhanced-geometry svg:viewBox="0 0 21600 21600" draw:mirror-horizontal="false" draw:mirror-vertical="false" draw:type="rectangle" draw:enhanced-path="M 0 0 L 21600 0 21600 21600 0 21600 0 0 Z N"/>
        </draw:custom-shape>
        <draw:custom-shape draw:style-name="gr319" draw:text-style-name="P20" xml:id="id300" draw:id="id300"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PastOppChild</text:span></text:p>
          <draw:enhanced-geometry svg:viewBox="0 0 21600 21600" draw:mirror-horizontal="false" draw:mirror-vertical="false" draw:type="rectangle" draw:enhanced-path="M 0 0 L 21600 0 21600 21600 0 21600 0 0 Z N"/>
        </draw:custom-shape>
        <draw:custom-shape draw:style-name="gr321" draw:text-style-name="P29" xml:id="id295" draw:id="id295"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turn, start)</text:span></text:p>
          <draw:enhanced-geometry svg:viewBox="0 0 21600 21600" draw:type="rectangle" draw:enhanced-path="M 0 0 L 21600 0 21600 21600 0 21600 0 0 Z N"/>
        </draw:custom-shape>
        <draw:custom-shape draw:style-name="gr322" draw:text-style-name="P29"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ementer</text:span></text:p>
          <draw:enhanced-geometry svg:viewBox="0 0 21600 21600" draw:mirror-horizontal="false" draw:mirror-vertical="false" draw:type="rectangle" draw:enhanced-path="M 0 0 L 21600 0 21600 21600 0 21600 0 0 Z N"/>
        </draw:custom-shape>
        <draw:connector draw:style-name="gr35" draw:layer="layout" svg:x1="7.418cm" svg:y1="9.053cm" svg:x2="3.509cm" svg:y2="11.607cm" draw:start-shape="id295" draw:start-glue-point="2" draw:end-shape="id296" svg:d="M7418 9053v1277h-3909v1277" svg:viewBox="0 0 3910 2555">
          <text:p/>
        </draw:connector>
        <draw:connector draw:style-name="gr35" draw:layer="layout" svg:x1="7.418cm" svg:y1="9.053cm" svg:x2="8.891cm" svg:y2="11.607cm" draw:start-shape="id295" draw:start-glue-point="2" draw:end-shape="id297" draw:end-glue-point="0" svg:d="M7418 9053v1277h1473v1277" svg:viewBox="0 0 1474 2555">
          <text:p/>
        </draw:connector>
        <draw:connector draw:style-name="gr35" draw:layer="layout" svg:x1="7.418cm" svg:y1="9.053cm" svg:x2="14.335cm" svg:y2="11.607cm" draw:start-shape="id295" draw:start-glue-point="2" draw:end-shape="id298" draw:end-glue-point="0" svg:d="M7418 9053v1277h6917v1277" svg:viewBox="0 0 6918 2555">
          <text:p/>
        </draw:connector>
        <draw:connector draw:style-name="gr35" draw:layer="layout" svg:x1="7.418cm" svg:y1="9.053cm" svg:x2="19.673cm" svg:y2="11.607cm" draw:start-shape="id295" draw:start-glue-point="2" draw:end-shape="id299" draw:end-glue-point="0" svg:d="M7418 9053v1277h12255v1277" svg:viewBox="0 0 12256 2555">
          <text:p/>
        </draw:connector>
        <draw:connector draw:style-name="gr35" draw:layer="layout" svg:x1="7.418cm" svg:y1="9.053cm" svg:x2="24.702cm" svg:y2="11.607cm" draw:start-shape="id295" draw:start-glue-point="2" draw:end-shape="id300" draw:end-glue-point="0" svg:d="M7418 9053v1277h17284v1277" svg:viewBox="0 0 17285 2555">
          <text:p/>
        </draw:connector>
        <draw:frame draw:style-name="gr107"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23" draw:text-style-name="P13" xml:id="id311" draw:id="id311" draw:layer="layout" svg:width="3.556cm" svg:height="0.733cm" svg:x="23.019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305" draw:id="id305" draw:layer="layout" svg:width="4.332cm" svg:height="0.734cm" svg:x="9.667cm" svg:y="4.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301" draw:id="id301" draw:layer="layout" svg:width="4.332cm" svg:height="0.734cm" svg:x="22.521cm" svg:y="6.8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302" draw:id="id302" draw:layer="layout" svg:width="4.332cm" svg:height="0.734cm" svg:x="12.153cm" svg:y="9.2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304" draw:id="id304" draw:layer="layout" svg:width="4.332cm" svg:height="0.734cm" svg:x="11.351cm" svg:y="19.6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24" draw:text-style-name="P64" xml:id="id306" draw:id="id306" draw:layer="layout" svg:width="4.332cm" svg:height="0.734cm" svg:x="8.653cm" svg:y="15.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24" draw:text-style-name="P64" xml:id="id303" draw:id="id303" draw:layer="layout" svg:width="4.332cm" svg:height="0.734cm" svg:x="12.318cm" svg:y="17.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07" draw:id="id307" draw:layer="layout" svg:width="4.332cm" svg:height="0.734cm" svg:x="4.138cm" svg:y="19.6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8" draw:id="id308" draw:layer="layout" svg:width="4.332cm" svg:height="0.734cm" svg:x="17.527cm" svg:y="19.6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24.687cm" svg:y1="7.593cm" svg:x2="14.319cm" svg:y2="9.204cm" draw:start-shape="id301" draw:start-glue-point="2" draw:end-shape="id302" draw:end-glue-point="0" svg:d="M24687 7593v806h-10368v805" svg:viewBox="0 0 10369 1612">
          <text:p/>
        </draw:connector>
        <draw:connector draw:style-name="gr241" draw:layer="layout" svg:x1="14.484cm" svg:y1="18.527cm" svg:x2="13.517cm" svg:y2="19.658cm" draw:start-shape="id303" draw:start-glue-point="2" draw:end-shape="id304" draw:end-glue-point="0" svg:d="M14484 18527v566h-967v565" svg:viewBox="0 0 968 1132">
          <text:p/>
        </draw:connector>
        <draw:connector draw:style-name="gr241" draw:layer="layout" svg:x1="11.847cm" svg:y1="4.11cm" svg:x2="11.833cm" svg:y2="4.833cm" draw:end-shape="id305" draw:end-glue-point="0" svg:d="M11847 4110v103h-14v620" svg:viewBox="0 0 15 724">
          <text:p/>
        </draw:connector>
        <draw:frame draw:style-name="gr305" draw:text-style-name="P59" draw:layer="layout" svg:width="1.28cm" svg:height="0.497cm" svg:x="10.08cm" svg:y="2.287cm">
          <draw:text-box>
            <text:p text:style-name="P58"><text:span text:style-name="T8">Lapper</text:span></text:p>
          </draw:text-box>
        </draw:frame>
        <draw:connector draw:style-name="gr228" draw:text-style-name="P4" draw:layer="layout" svg:x1="12.118cm" svg:y1="16.564cm" svg:x2="14.484cm" svg:y2="17.793cm" draw:start-shape="id306" draw:start-glue-point="7" draw:end-shape="id303" draw:end-glue-point="0" svg:d="M12118 16564v615h2366v614" svg:viewBox="0 0 2367 1230">
          <text:p/>
        </draw:connector>
        <draw:connector draw:style-name="gr228" draw:text-style-name="P4" draw:layer="layout" svg:x1="9.52cm" svg:y1="16.564cm" svg:x2="6.304cm" svg:y2="19.658cm" draw:start-shape="id306" draw:start-glue-point="6" draw:end-shape="id307" draw:end-glue-point="0" svg:d="M9520 16564v1547h-3216v1547" svg:viewBox="0 0 3217 3095">
          <text:p/>
        </draw:connector>
        <draw:connector draw:style-name="gr228" draw:text-style-name="P4" draw:layer="layout" svg:x1="14.484cm" svg:y1="18.527cm" svg:x2="19.693cm" svg:y2="19.658cm" draw:start-shape="id303" draw:start-glue-point="2" draw:end-shape="id308" draw:end-glue-point="0" svg:d="M14484 18527v566h5209v565" svg:viewBox="0 0 5210 1132">
          <text:p/>
        </draw:connector>
        <draw:custom-shape draw:style-name="gr325" draw:text-style-name="P64" xml:id="id312" draw:id="id312" draw:layer="layout" svg:width="2.949cm" svg:height="0.734cm" svg:x="1.628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6" draw:text-style-name="P64" xml:id="id310" draw:id="id310" draw:layer="layout" svg:width="4.332cm" svg:height="0.734cm" svg:x="17.798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7" draw:text-style-name="P64" xml:id="id309" draw:id="id309" draw:layer="layout" svg:width="3.042cm" svg:height="0.734cm" svg:x="5.459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9.938cm" svg:x2="6.98cm" svg:y2="11.426cm" draw:start-shape="id302" draw:start-glue-point="2" draw:end-shape="id309" draw:end-glue-point="0" svg:d="M14319 9938v744h-7339v744" svg:viewBox="0 0 7340 1489">
          <text:p/>
        </draw:connector>
        <draw:connector draw:style-name="gr241" draw:layer="layout" svg:x1="14.319cm" svg:y1="9.938cm" svg:x2="19.964cm" svg:y2="11.426cm" draw:start-shape="id302" draw:start-glue-point="2" draw:end-shape="id310" draw:end-glue-point="0" svg:d="M14319 9938v744h5645v744" svg:viewBox="0 0 5646 1489">
          <text:p/>
        </draw:connector>
        <draw:connector draw:style-name="gr241" draw:layer="layout" svg:x1="14.319cm" svg:y1="9.938cm" svg:x2="24.797cm" svg:y2="11.426cm" draw:start-shape="id302" draw:start-glue-point="2" draw:end-shape="id311" draw:end-glue-point="0" svg:d="M14319 9938v744h10478v744" svg:viewBox="0 0 10479 1489">
          <text:p/>
        </draw:connector>
        <draw:connector draw:style-name="gr241" draw:layer="layout" svg:x1="14.319cm" svg:y1="9.938cm" svg:x2="3.102cm" svg:y2="11.426cm" draw:start-shape="id302" draw:start-glue-point="2" draw:end-shape="id312" draw:end-glue-point="0" svg:d="M14319 9938v744h-11217v744" svg:viewBox="0 0 11218 1489">
          <text:p/>
        </draw:connector>
        <draw:connector draw:style-name="gr241" draw:layer="layout" svg:x1="3.102cm" svg:y1="12.16cm" svg:x2="14.319cm" svg:y2="13.608cm" draw:start-shape="id312" draw:start-glue-point="2" draw:end-shape="id313" draw:end-glue-point="0" svg:d="M3102 12160v724h11217v724" svg:viewBox="0 0 11218 1449">
          <text:p/>
        </draw:connector>
        <draw:connector draw:style-name="gr241" draw:layer="layout" svg:x1="14.319cm" svg:y1="14.342cm" svg:x2="10.819cm" svg:y2="15.83cm" draw:start-shape="id313" draw:start-glue-point="2" draw:end-shape="id306" draw:end-glue-point="0" svg:d="M14319 14342v744h-3500v744" svg:viewBox="0 0 3501 1489">
          <text:p/>
        </draw:connector>
        <draw:connector draw:style-name="gr241" draw:layer="layout" svg:x1="19.964cm" svg:y1="12.16cm" svg:x2="14.319cm" svg:y2="13.608cm" draw:start-shape="id310" draw:start-glue-point="2" draw:end-shape="id313" draw:end-glue-point="0" svg:d="M19964 12160v724h-5645v724" svg:viewBox="0 0 5646 1449">
          <text:p/>
        </draw:connector>
        <draw:connector draw:style-name="gr241" draw:layer="layout" svg:x1="24.797cm" svg:y1="12.159cm" svg:x2="14.319cm" svg:y2="13.608cm" draw:start-shape="id311" draw:start-glue-point="2" draw:end-shape="id313" draw:end-glue-point="0" svg:d="M24797 12159v724h-10478v725" svg:viewBox="0 0 10479 1450">
          <text:p/>
        </draw:connector>
        <draw:custom-shape draw:style-name="gr328" draw:text-style-name="P64" xml:id="id314" draw:id="id314" draw:layer="layout" svg:width="3.181cm" svg:height="0.734cm" svg:x="13.712cm" svg:y="11.4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9.938cm" svg:x2="15.302cm" svg:y2="11.407cm" draw:start-shape="id302" draw:start-glue-point="2" draw:end-shape="id314" draw:end-glue-point="0" svg:d="M14319 9938v735h983v734" svg:viewBox="0 0 984 1470">
          <text:p/>
        </draw:connector>
        <draw:connector draw:style-name="gr228" draw:text-style-name="P4" draw:layer="layout" svg:x1="15.302cm" svg:y1="12.141cm" svg:x2="14.319cm" svg:y2="13.608cm" draw:start-shape="id314" draw:start-glue-point="2" draw:end-shape="id313" draw:end-glue-point="0" svg:d="M15302 12141v734h-983v733" svg:viewBox="0 0 984 1468">
          <text:p/>
        </draw:connector>
        <draw:custom-shape draw:style-name="gr236" draw:text-style-name="P13" xml:id="id316" draw:id="id316" draw:layer="layout" svg:width="4.332cm" svg:height="0.734cm" svg:x="1.167cm" svg:y="6.8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svg:x1="11.834cm" svg:y1="2.71cm" svg:x2="11.888cm" svg:y2="3.492cm" draw:start-shape="id315" draw:start-glue-point="8" svg:d="M11834 2710v642h54v140" svg:viewBox="0 0 55 783">
          <text:p/>
        </draw:connector>
        <draw:custom-shape draw:style-name="gr45" draw:text-style-name="P4" xml:id="id315" draw:id="id315"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17" draw:id="id317" draw:layer="layout" svg:width="4.332cm" svg:height="0.734cm" svg:x="6.506cm" svg:y="6.8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567cm" svg:x2="3.333cm" svg:y2="6.897cm" draw:start-shape="id305" draw:start-glue-point="2" draw:end-shape="id316" draw:end-glue-point="0" svg:d="M11833 5567v665h-8500v665" svg:viewBox="0 0 8501 1331">
          <text:p/>
        </draw:connector>
        <draw:connector draw:style-name="gr242" draw:text-style-name="P63" draw:layer="layout" svg:x1="11.833cm" svg:y1="5.567cm" svg:x2="8.672cm" svg:y2="6.897cm" draw:start-shape="id305" draw:start-glue-point="2" draw:end-shape="id317" draw:end-glue-point="0" svg:d="M11833 5567v665h-3161v665" svg:viewBox="0 0 3162 1331">
          <text:p/>
        </draw:connector>
        <draw:connector draw:style-name="gr242" draw:text-style-name="P63" draw:layer="layout" svg:x1="11.833cm" svg:y1="5.567cm" svg:x2="24.687cm" svg:y2="6.859cm" draw:start-shape="id305" draw:start-glue-point="2" draw:end-shape="id301" draw:end-glue-point="0" svg:d="M11833 5567v646h12854v646" svg:viewBox="0 0 12855 1293">
          <text:p/>
        </draw:connector>
        <draw:custom-shape draw:style-name="gr329" draw:text-style-name="P64" xml:id="id318" draw:id="id318" draw:layer="layout" svg:width="3.628cm" svg:height="0.734cm" svg:x="9.416cm" svg:y="11.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9.938cm" svg:x2="11.23cm" svg:y2="11.426cm" draw:start-shape="id302" draw:start-glue-point="2" draw:end-shape="id318" draw:end-glue-point="0" svg:d="M14319 9938v744h-3089v744" svg:viewBox="0 0 3090 1489">
          <text:p/>
        </draw:connector>
        <draw:connector draw:style-name="gr228" draw:text-style-name="P4" draw:layer="layout" svg:x1="11.23cm" svg:y1="12.16cm" svg:x2="14.319cm" svg:y2="13.608cm" draw:start-shape="id318" draw:start-glue-point="2" draw:end-shape="id313" draw:end-glue-point="0" svg:d="M11230 12160v724h3089v724" svg:viewBox="0 0 3090 1449">
          <text:p/>
        </draw:connector>
        <draw:custom-shape draw:style-name="gr236" draw:text-style-name="P13" xml:id="id313" draw:id="id313" draw:layer="layout" svg:width="4.332cm" svg:height="0.734cm" svg:x="12.153cm" svg:y="13.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2.16cm" svg:x2="14.319cm" svg:y2="13.608cm" draw:start-shape="id309" draw:start-glue-point="2" draw:end-shape="id313" draw:end-glue-point="0" svg:d="M6980 12160v724h7339v724" svg:viewBox="0 0 7340 1449">
          <text:p/>
        </draw:connector>
        <draw:custom-shape draw:style-name="gr236" draw:text-style-name="P13" xml:id="id319" draw:id="id319" draw:layer="layout" svg:width="4.332cm" svg:height="0.734cm" svg:x="11.844cm" svg:y="6.8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567cm" svg:x2="14.01cm" svg:y2="6.897cm" draw:start-shape="id305" draw:start-glue-point="2" draw:end-shape="id319" draw:end-glue-point="0" svg:d="M11833 5567v665h2177v665" svg:viewBox="0 0 2178 1331">
          <text:p/>
        </draw:connector>
        <draw:custom-shape draw:style-name="gr326" draw:text-style-name="P64" xml:id="id320" draw:id="id320" draw:layer="layout" svg:width="4.332cm" svg:height="0.734cm" svg:x="14.553cm" svg:y="15.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8" draw:text-style-name="P4" draw:layer="layout" svg:x1="3.333cm" svg:y1="7.631cm" svg:x2="14.319cm" svg:y2="9.204cm" draw:start-shape="id316" draw:start-glue-point="2" draw:end-shape="id302" draw:end-glue-point="0" svg:d="M3333 7631v787h10986v786" svg:viewBox="0 0 10987 1574">
          <text:p/>
        </draw:connector>
        <draw:connector draw:style-name="gr228" draw:text-style-name="P4" draw:layer="layout" svg:x1="8.672cm" svg:y1="7.631cm" svg:x2="14.319cm" svg:y2="9.204cm" draw:start-shape="id317" draw:start-glue-point="2" draw:end-shape="id302" draw:end-glue-point="0" svg:d="M8672 7631v787h5647v786" svg:viewBox="0 0 5648 1574">
          <text:p/>
        </draw:connector>
        <draw:connector draw:style-name="gr228" draw:text-style-name="P4" draw:layer="layout" svg:x1="14.01cm" svg:y1="7.631cm" svg:x2="14.319cm" svg:y2="9.204cm" draw:start-shape="id319" draw:start-glue-point="2" draw:end-shape="id302" draw:end-glue-point="0" svg:d="M14010 7631v787h309v786" svg:viewBox="0 0 310 1574">
          <text:p/>
        </draw:connector>
        <draw:connector draw:style-name="gr228" draw:text-style-name="P4" draw:layer="layout" svg:x1="14.319cm" svg:y1="14.342cm" svg:x2="16.719cm" svg:y2="15.83cm" draw:start-shape="id313" draw:start-glue-point="2" draw:end-shape="id320" draw:end-glue-point="0" svg:d="M14319 14342v744h2400v744" svg:viewBox="0 0 2401 1489">
          <text:p/>
        </draw:connector>
        <draw:connector draw:style-name="gr228" draw:text-style-name="P4" draw:layer="layout" svg:x1="16.719cm" svg:y1="16.564cm" svg:x2="14.484cm" svg:y2="17.793cm" draw:start-shape="id320" draw:start-glue-point="2" draw:end-shape="id303" draw:end-glue-point="0" svg:d="M16719 16564v615h-2235v614" svg:viewBox="0 0 2236 1230">
          <text:p/>
        </draw:connector>
        <draw:custom-shape draw:style-name="gr236" draw:text-style-name="P13" xml:id="id321" draw:id="id321" draw:layer="layout" svg:width="4.332cm" svg:height="0.734cm" svg:x="17.183cm" svg:y="6.8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567cm" svg:x2="19.349cm" svg:y2="6.859cm" draw:start-shape="id305" draw:start-glue-point="2" draw:end-shape="id321" draw:end-glue-point="0" svg:d="M11833 5567v646h7516v646" svg:viewBox="0 0 7517 1293">
          <text:p/>
        </draw:connector>
        <draw:connector draw:style-name="gr228" draw:text-style-name="P4" draw:layer="layout" svg:x1="19.349cm" svg:y1="7.593cm" svg:x2="14.319cm" svg:y2="9.204cm" draw:start-shape="id321" draw:start-glue-point="2" draw:end-shape="id302" draw:end-glue-point="0" svg:d="M19349 7593v806h-5030v805" svg:viewBox="0 0 5031 1612">
          <text:p/>
        </draw:connector>
      </draw:page>
      <draw:page draw:name="page30"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30"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33" draw:id="id333"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2" draw:id="id332"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31" draw:id="id331"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30" draw:id="id330"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29" draw:id="id329"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1" draw:text-style-name="P20" xml:id="id328" draw:id="id328"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32"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33" draw:text-style-name="P29" xml:id="id322" draw:id="id322"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4" draw:text-style-name="P29" xml:id="id323" draw:id="id323"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xml:id="id327" draw:id="id327"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22" draw:start-glue-point="2" draw:end-shape="id323" draw:end-glue-point="0" svg:d="M6438 6496v1011" svg:viewBox="0 0 1 1012">
          <text:p/>
        </draw:connector>
        <draw:custom-shape draw:style-name="gr45" draw:text-style-name="P4" xml:id="id324" draw:id="id324"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24" draw:start-glue-point="8" draw:end-shape="id325" draw:end-glue-point="0" svg:d="M14022 4810v477h-1v492" svg:viewBox="0 0 2 970">
          <text:p/>
        </draw:connector>
        <draw:connector draw:style-name="gr241" draw:layer="layout" svg:x1="14.021cm" svg:y1="6.513cm" svg:x2="14.026cm" svg:y2="7.414cm" draw:start-shape="id325" draw:start-glue-point="2" draw:end-shape="id326" draw:end-glue-point="0" svg:d="M14021 6513v451h5v450" svg:viewBox="0 0 6 902">
          <text:p/>
        </draw:connector>
        <draw:connector draw:style-name="gr241" draw:layer="layout" svg:x1="14.021cm" svg:y1="9.807cm" svg:x2="14.021cm" svg:y2="10.568cm" draw:start-shape="id327" draw:start-glue-point="2" draw:end-shape="id328" draw:end-glue-point="0" svg:d="M14021 9807v761" svg:viewBox="0 0 1 762">
          <text:p/>
        </draw:connector>
        <draw:connector draw:style-name="gr241" draw:layer="layout" svg:x1="14.021cm" svg:y1="11.302cm" svg:x2="14.021cm" svg:y2="12.062cm" draw:start-shape="id328" draw:start-glue-point="2" draw:end-shape="id329" draw:end-glue-point="0" svg:d="M14021 11302v760" svg:viewBox="0 0 1 761">
          <text:p/>
        </draw:connector>
        <draw:connector draw:style-name="gr241" draw:layer="layout" svg:x1="14.021cm" svg:y1="12.796cm" svg:x2="14.021cm" svg:y2="13.557cm" draw:start-shape="id329" draw:start-glue-point="2" draw:end-shape="id330" draw:end-glue-point="0" svg:d="M14021 12796v761" svg:viewBox="0 0 1 762">
          <text:p/>
        </draw:connector>
        <draw:connector draw:style-name="gr241" draw:layer="layout" svg:x1="14.021cm" svg:y1="14.291cm" svg:x2="14.021cm" svg:y2="15.051cm" draw:start-shape="id330" draw:start-glue-point="2" draw:end-shape="id331" draw:end-glue-point="0" svg:d="M14021 14291v760" svg:viewBox="0 0 1 761">
          <text:p/>
        </draw:connector>
        <draw:connector draw:style-name="gr241" draw:layer="layout" svg:x1="14.021cm" svg:y1="15.785cm" svg:x2="14.021cm" svg:y2="16.546cm" draw:start-shape="id331" draw:start-glue-point="2" draw:end-shape="id332" draw:end-glue-point="0" svg:d="M14021 15785v761" svg:viewBox="0 0 1 762">
          <text:p/>
        </draw:connector>
        <draw:connector draw:style-name="gr241" draw:layer="layout" svg:x1="14.021cm" svg:y1="17.28cm" svg:x2="14.021cm" svg:y2="18.04cm" draw:start-shape="id332" draw:start-glue-point="2" draw:end-shape="id333" draw:end-glue-point="0" svg:d="M14021 17280v760" svg:viewBox="0 0 1 761">
          <text:p/>
        </draw:connector>
        <draw:frame draw:style-name="gr335"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40" draw:id="id340"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9" draw:id="id339"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38" draw:id="id338"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37" draw:id="id337"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36" draw:id="id336"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31" draw:text-style-name="P20" xml:id="id335" draw:id="id335"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34" draw:id="id334"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34" draw:start-glue-point="2" draw:end-shape="id335" draw:end-glue-point="0" svg:d="M14021 9808v761" svg:viewBox="0 0 1 762">
          <text:p/>
        </draw:connector>
        <draw:connector draw:style-name="gr241" draw:layer="layout" svg:x1="14.021cm" svg:y1="11.303cm" svg:x2="14.021cm" svg:y2="12.063cm" draw:start-shape="id335" draw:start-glue-point="2" draw:end-shape="id336" draw:end-glue-point="0" svg:d="M14021 11303v760" svg:viewBox="0 0 1 761">
          <text:p/>
        </draw:connector>
        <draw:connector draw:style-name="gr241" draw:layer="layout" svg:x1="14.021cm" svg:y1="12.797cm" svg:x2="14.021cm" svg:y2="13.558cm" draw:start-shape="id336" draw:start-glue-point="2" draw:end-shape="id337" draw:end-glue-point="0" svg:d="M14021 12797v761" svg:viewBox="0 0 1 762">
          <text:p/>
        </draw:connector>
        <draw:connector draw:style-name="gr241" draw:layer="layout" svg:x1="14.021cm" svg:y1="14.292cm" svg:x2="14.021cm" svg:y2="15.052cm" draw:start-shape="id337" draw:start-glue-point="2" draw:end-shape="id338" draw:end-glue-point="0" svg:d="M14021 14292v760" svg:viewBox="0 0 1 761">
          <text:p/>
        </draw:connector>
        <draw:connector draw:style-name="gr241" draw:layer="layout" svg:x1="14.021cm" svg:y1="15.786cm" svg:x2="14.021cm" svg:y2="16.547cm" draw:start-shape="id338" draw:start-glue-point="2" draw:end-shape="id339" draw:end-glue-point="0" svg:d="M14021 15786v761" svg:viewBox="0 0 1 762">
          <text:p/>
        </draw:connector>
        <draw:connector draw:style-name="gr241" draw:layer="layout" svg:x1="14.021cm" svg:y1="17.281cm" svg:x2="14.021cm" svg:y2="18.041cm" draw:start-shape="id339" draw:start-glue-point="2" draw:end-shape="id340" draw:end-glue-point="0" svg:d="M14021 17281v760" svg:viewBox="0 0 1 761">
          <text:p/>
        </draw:connector>
        <draw:custom-shape draw:style-name="gr266" draw:text-style-name="P13" xml:id="id326" draw:id="id326"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26" draw:start-glue-point="2" draw:end-shape="id334" draw:end-glue-point="0" svg:d="M14026 8148v463h-5v463" svg:viewBox="0 0 6 927">
          <text:p/>
        </draw:connector>
        <draw:frame draw:style-name="gr336" draw:text-style-name="P68" draw:layer="layout" svg:width="2.202cm" svg:height="0.589cm" svg:x="13.026cm" svg:y="3.724cm">
          <draw:text-box>
            <text:p text:style-name="P58"><text:span text:style-name="T26">capt_basic</text:span></text:p>
          </draw:text-box>
        </draw:frame>
        <draw:custom-shape draw:style-name="gr246" draw:text-style-name="P13" xml:id="id344" draw:id="id344"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42" draw:id="id342"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1" draw:id="id341"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41" draw:start-glue-point="8" draw:end-shape="id342" draw:end-glue-point="0" svg:d="M21059 4820v477h-1v492" svg:viewBox="0 0 2 970">
          <text:p/>
        </draw:connector>
        <draw:connector draw:style-name="gr241" draw:layer="layout" svg:x1="21.058cm" svg:y1="6.523cm" svg:x2="21.063cm" svg:y2="7.424cm" draw:start-shape="id342" draw:start-glue-point="2" draw:end-shape="id343" draw:end-glue-point="0" svg:d="M21058 6523v451h5v450" svg:viewBox="0 0 6 902">
          <text:p/>
        </draw:connector>
        <draw:connector draw:style-name="gr241" draw:layer="layout" svg:x1="21.058cm" svg:y1="9.89cm" svg:x2="21.058cm" svg:y2="10.65cm" draw:end-shape="id344" draw:end-glue-point="0" svg:d="M21058 9890v760" svg:viewBox="0 0 1 761">
          <text:p/>
        </draw:connector>
        <draw:custom-shape draw:style-name="gr246" draw:text-style-name="P13" xml:id="id346" draw:id="id346"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45" draw:id="id345"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45" draw:start-glue-point="2" draw:end-shape="id346" draw:end-glue-point="0" svg:d="M21058 9818v833" svg:viewBox="0 0 1 834">
          <text:p/>
        </draw:connector>
        <draw:custom-shape draw:style-name="gr266" draw:text-style-name="P13" xml:id="id343" draw:id="id343"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43" draw:start-glue-point="2" draw:end-shape="id345" draw:end-glue-point="0" svg:d="M21063 8158v463h-5v463" svg:viewBox="0 0 6 927">
          <text:p/>
        </draw:connector>
        <draw:frame draw:style-name="gr336" draw:text-style-name="P68" draw:layer="layout" svg:width="2.202cm" svg:height="0.589cm" svg:x="20.063cm" svg:y="3.734cm">
          <draw:text-box>
            <text:p text:style-name="P58"><text:span text:style-name="T26">capt_check</text:span></text:p>
          </draw:text-box>
        </draw:frame>
      </draw:page>
      <draw:page draw:name="page31" draw:style-name="dp1" draw:master-page-name="Default">
        <draw:frame draw:style-name="gr337" draw:text-style-name="P11" draw:layer="layout" svg:width="11.747cm" svg:height="1.116cm" svg:x="7.985cm" svg:y="1.054cm">
          <draw:text-box>
            <text:p text:style-name="P4"><text:span text:style-name="T6">Capturer Decorators <text:s/>and Chain</text:span></text:p>
          </draw:text-box>
        </draw:frame>
        <draw:frame draw:style-name="gr338"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9"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40"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41" draw:text-style-name="P29" xml:id="id347" draw:id="id34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2" draw:text-style-name="P29" xml:id="id348" draw:id="id34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47" draw:start-glue-point="2" draw:end-shape="id348" draw:end-glue-point="0" svg:d="M7220 4640v954" svg:viewBox="0 0 1 955">
          <text:p/>
        </draw:connector>
        <draw:custom-shape draw:style-name="gr343" draw:text-style-name="P13" xml:id="id349" draw:id="id349"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50" draw:id="id350"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51" draw:id="id351"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6.181cm" svg:x2="14.632cm" svg:y2="6.765cm" draw:start-shape="id349" draw:start-glue-point="2" draw:end-shape="id350" draw:end-glue-point="0" svg:d="M14632 6181v584" svg:viewBox="0 0 1 585">
          <text:p/>
        </draw:connector>
        <draw:connector draw:style-name="gr228" draw:text-style-name="P4" draw:layer="layout" svg:x1="14.632cm" svg:y1="7.499cm" svg:x2="14.632cm" svg:y2="8.084cm" draw:start-shape="id350" draw:start-glue-point="2" draw:end-shape="id351" draw:end-glue-point="0" svg:d="M14632 7499v585" svg:viewBox="0 0 1 586">
          <text:p/>
        </draw:connector>
        <draw:custom-shape draw:style-name="gr45" draw:text-style-name="P4" xml:id="id352" draw:id="id352"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4.633cm" svg:y1="3.299cm" svg:x2="14.632cm" svg:y2="4.128cm" draw:start-shape="id352" draw:start-glue-point="8" draw:end-shape="id353" draw:end-glue-point="0" svg:d="M14633 3299v407h-1v422" svg:viewBox="0 0 2 830">
          <text:p/>
        </draw:connector>
        <draw:custom-shape draw:style-name="gr43" draw:text-style-name="P13" xml:id="id355" draw:id="id355"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44" draw:text-style-name="P69" xml:id="id356" draw:id="id356"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5" draw:text-style-name="P65" xml:id="id361" draw:id="id361"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57" draw:id="id357"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4.632cm" svg:y1="10.136cm" svg:x2="21.591cm" svg:y2="6.639cm" draw:start-shape="id354" draw:start-glue-point="2" draw:end-shape="id355" draw:end-glue-point="0" svg:d="M14632 10136v517h3913v-4567h3046v553" svg:viewBox="0 0 6960 4568">
          <text:p/>
        </draw:connector>
        <draw:connector draw:style-name="gr241" draw:layer="layout" svg:x1="21.591cm" svg:y1="7.909cm" svg:x2="21.591cm" svg:y2="8.544cm" draw:start-shape="id355" draw:start-glue-point="2" draw:end-shape="id356" draw:end-glue-point="0" svg:d="M21591 7909v635" svg:viewBox="0 0 1 636">
          <text:p/>
        </draw:connector>
        <draw:connector draw:style-name="gr241" draw:layer="layout" svg:x1="21.591cm" svg:y1="9.814cm" svg:x2="21.591cm" svg:y2="10.449cm" draw:start-shape="id356" draw:start-glue-point="2" draw:end-shape="id357" draw:end-glue-point="0" svg:d="M21591 9814v635" svg:viewBox="0 0 1 636">
          <text:p/>
        </draw:connector>
        <draw:frame draw:style-name="gr346" draw:text-style-name="P27"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7" draw:text-style-name="P13" xml:id="id359" draw:id="id359"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7" draw:text-style-name="P13" xml:id="id358" draw:id="id358"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18.991cm" svg:y2="12.548cm" draw:start-shape="id357" draw:start-glue-point="2" draw:end-shape="id358" draw:end-glue-point="0" svg:d="M21591 11719v432h-2600v397" svg:viewBox="0 0 2601 830">
          <text:p/>
        </draw:connector>
        <draw:connector draw:style-name="gr228" draw:text-style-name="P4" draw:layer="layout" svg:x1="18.991cm" svg:y1="13.236cm" svg:x2="21.591cm" svg:y2="14.071cm" draw:start-shape="id358" draw:start-glue-point="2" draw:end-shape="id359" draw:end-glue-point="0" svg:d="M18991 13236v418h2600v417" svg:viewBox="0 0 2601 836">
          <text:p/>
        </draw:connector>
        <draw:connector draw:style-name="gr228" draw:text-style-name="P4" draw:layer="layout" svg:x1="21.591cm" svg:y1="16.135cm" svg:x2="21.591cm" svg:y2="16.712cm" draw:start-shape="id360" draw:start-glue-point="2" draw:end-shape="id361" draw:end-glue-point="0" svg:d="M21591 16135v577" svg:viewBox="0 0 1 578">
          <text:p/>
        </draw:connector>
        <draw:custom-shape draw:style-name="gr347" draw:text-style-name="P13" xml:id="id360" draw:id="id360"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21.591cm" svg:y1="14.759cm" svg:x2="21.591cm" svg:y2="15.447cm" draw:start-shape="id359" draw:start-glue-point="2" draw:end-shape="id360" draw:end-glue-point="0" svg:d="M21591 14759v688" svg:viewBox="0 0 1 689">
          <text:p/>
        </draw:connector>
        <draw:custom-shape draw:style-name="gr223" draw:text-style-name="P13" xml:id="id354" draw:id="id354"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8.818cm" svg:x2="14.632cm" svg:y2="9.403cm" draw:start-shape="id351" draw:start-glue-point="2" draw:end-shape="id354" draw:end-glue-point="0" svg:d="M14632 8818v585" svg:viewBox="0 0 1 586">
          <text:p/>
        </draw:connector>
        <draw:custom-shape draw:style-name="gr347" draw:text-style-name="P13" xml:id="id362" draw:id="id362"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21.591cm" svg:y1="11.719cm" svg:x2="24.091cm" svg:y2="12.548cm" draw:start-shape="id357" draw:start-glue-point="2" draw:end-shape="id362" draw:end-glue-point="0" svg:d="M21591 11719v432h2500v397" svg:viewBox="0 0 2501 830">
          <text:p/>
        </draw:connector>
        <draw:connector draw:style-name="gr228" draw:text-style-name="P4" draw:layer="layout" svg:x1="24.091cm" svg:y1="13.236cm" svg:x2="21.591cm" svg:y2="14.071cm" draw:start-shape="id362" draw:start-glue-point="2" draw:end-shape="id359" draw:end-glue-point="0" svg:d="M24091 13236v418h-2500v417" svg:viewBox="0 0 2501 836">
          <text:p/>
        </draw:connector>
        <draw:custom-shape draw:style-name="gr343" draw:text-style-name="P13" xml:id="id353" draw:id="id353"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4.862cm" svg:x2="14.632cm" svg:y2="5.447cm" draw:start-shape="id353" draw:start-glue-point="2" draw:end-shape="id349" draw:end-glue-point="0" svg:d="M14632 4862v585" svg:viewBox="0 0 1 586">
          <text:p/>
        </draw:connector>
      </draw:page>
      <draw:page draw:name="page32" draw:style-name="dp1" draw:master-page-name="Default">
        <draw:custom-shape draw:style-name="gr274" draw:text-style-name="P13" xml:id="id372" draw:id="id37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8" draw:text-style-name="P13" xml:id="id367" draw:id="id36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9" draw:text-style-name="P13" xml:id="id376" draw:id="id37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73" draw:id="id37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75" draw:id="id37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74" draw:id="id37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50" draw:text-style-name="P13" xml:id="id369" draw:id="id36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51" draw:text-style-name="P13" xml:id="id370" draw:id="id37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52" draw:text-style-name="P13" xml:id="id368" draw:id="id36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50" draw:text-style-name="P13" xml:id="id371" draw:id="id37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66" draw:id="id36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63" draw:id="id36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64" draw:id="id36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65" draw:id="id36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63" draw:start-glue-point="2" draw:end-shape="id364" draw:end-glue-point="4" svg:d="M22533 4960v585h-7031v587" svg:viewBox="0 0 7032 1173">
          <text:p/>
        </draw:connector>
        <draw:connector draw:style-name="gr35" draw:layer="layout" svg:x1="22.533cm" svg:y1="4.96cm" svg:x2="11.141cm" svg:y2="6.132cm" draw:start-shape="id363" draw:start-glue-point="2" draw:end-shape="id365" draw:end-glue-point="4" svg:d="M22533 4960v585h-11392v587" svg:viewBox="0 0 11393 1173">
          <text:p/>
        </draw:connector>
        <draw:connector draw:style-name="gr35" draw:layer="layout" svg:x1="22.533cm" svg:y1="4.96cm" svg:x2="6.761cm" svg:y2="6.132cm" draw:start-shape="id363" draw:start-glue-point="2" draw:end-shape="id366" draw:end-glue-point="4" svg:d="M22533 4960v585h-15772v587" svg:viewBox="0 0 15773 1173">
          <text:p/>
        </draw:connector>
        <draw:connector draw:style-name="gr250" draw:text-style-name="P9" draw:layer="layout" draw:line-skew="1.153cm" svg:x1="14.61cm" svg:y1="15.17cm" svg:x2="14.46cm" svg:y2="16.758cm" draw:start-shape="id367" draw:start-glue-point="0" draw:end-shape="id368" draw:end-glue-point="0" svg:d="M14610 15170v652h-150v936" svg:viewBox="0 0 151 1589">
          <text:p/>
        </draw:connector>
        <draw:connector draw:style-name="gr250" draw:text-style-name="P9" draw:layer="layout" draw:line-skew="1.153cm" svg:x1="14.61cm" svg:y1="15.17cm" svg:x2="10.039cm" svg:y2="16.758cm" draw:start-shape="id367" draw:start-glue-point="0" draw:end-shape="id369" draw:end-glue-point="0" svg:d="M14610 15170v652h-4571v936" svg:viewBox="0 0 4572 1589">
          <text:p/>
        </draw:connector>
        <draw:connector draw:style-name="gr250" draw:text-style-name="P9" draw:layer="layout" draw:line-skew="1.153cm" svg:x1="14.61cm" svg:y1="15.17cm" svg:x2="5.62cm" svg:y2="16.758cm" draw:start-shape="id367" draw:end-shape="id370" draw:end-glue-point="0" svg:d="M14610 15170v652h-8990v936" svg:viewBox="0 0 8991 1589">
          <text:p/>
        </draw:connector>
        <draw:connector draw:style-name="gr250" draw:text-style-name="P9" draw:layer="layout" draw:line-skew="-1.153cm" svg:x1="5.62cm" svg:y1="17.492cm" svg:x2="14.61cm" svg:y2="18.98cm" draw:start-shape="id370" draw:start-glue-point="2" draw:end-shape="id367" draw:end-glue-point="2" svg:d="M5620 17492v836h8990v652" svg:viewBox="0 0 8991 1489">
          <text:p/>
        </draw:connector>
        <draw:connector draw:style-name="gr250" draw:text-style-name="P9" draw:layer="layout" draw:line-skew="-1.153cm" svg:x1="10.039cm" svg:y1="17.491cm" svg:x2="14.61cm" svg:y2="18.98cm" draw:start-shape="id369" draw:start-glue-point="2" draw:end-shape="id367" draw:end-glue-point="2" svg:d="M10039 17491v837h4571v652" svg:viewBox="0 0 4572 1490">
          <text:p/>
        </draw:connector>
        <draw:connector draw:style-name="gr250" draw:text-style-name="P9" draw:layer="layout" draw:line-skew="-1.153cm" svg:x1="14.46cm" svg:y1="17.491cm" svg:x2="14.61cm" svg:y2="18.98cm" draw:start-shape="id368" draw:start-glue-point="2" draw:end-shape="id367" draw:end-glue-point="2" svg:d="M14460 17491v837h150v652" svg:viewBox="0 0 151 1490">
          <text:p/>
        </draw:connector>
        <draw:connector draw:style-name="gr250" draw:text-style-name="P9" draw:layer="layout" draw:line-skew="-1.153cm" svg:x1="18.88cm" svg:y1="17.491cm" svg:x2="14.61cm" svg:y2="18.98cm" draw:start-shape="id371" draw:start-glue-point="2" draw:end-shape="id367" draw:end-glue-point="2" svg:d="M18880 17491v837h-4270v652" svg:viewBox="0 0 4271 1490">
          <text:p/>
        </draw:connector>
        <draw:connector draw:style-name="gr250" draw:text-style-name="P9" draw:layer="layout" draw:line-skew="1.153cm" svg:x1="14.61cm" svg:y1="15.17cm" svg:x2="18.88cm" svg:y2="16.758cm" draw:start-shape="id367" draw:start-glue-point="0" draw:end-shape="id371" draw:end-glue-point="0" svg:d="M14610 15170v652h4270v936" svg:viewBox="0 0 4271 1589">
          <text:p/>
        </draw:connector>
        <draw:connector draw:style-name="gr250" draw:text-style-name="P9" draw:layer="layout" draw:line-skew="1.183cm" svg:x1="14.176cm" svg:y1="9.89cm" svg:x2="11.673cm" svg:y2="11.577cm" draw:start-shape="id372" draw:start-glue-point="0" draw:end-shape="id373" draw:end-glue-point="0" svg:d="M14176 9890v682h-2503v1005" svg:viewBox="0 0 2504 1688">
          <text:p/>
        </draw:connector>
        <draw:connector draw:style-name="gr250" draw:text-style-name="P9" draw:layer="layout" draw:line-skew="1.183cm" svg:x1="14.176cm" svg:y1="9.89cm" svg:x2="17.35cm" svg:y2="11.577cm" draw:start-shape="id372" draw:start-glue-point="0" draw:end-shape="id374" draw:end-glue-point="0" svg:d="M14176 9890v682h3174v1005" svg:viewBox="0 0 3175 1688">
          <text:p/>
        </draw:connector>
        <draw:connector draw:style-name="gr250" draw:text-style-name="P9" draw:layer="layout" draw:line-skew="1.183cm" svg:x1="14.176cm" svg:y1="9.89cm" svg:x2="5.952cm" svg:y2="11.577cm" draw:start-shape="id372" draw:start-glue-point="0" draw:end-shape="id375" svg:d="M14176 9890v682h-8224v1005" svg:viewBox="0 0 8225 1688">
          <text:p/>
        </draw:connector>
        <draw:connector draw:style-name="gr250" draw:text-style-name="P9" draw:layer="layout" draw:line-skew="-1.183cm" svg:x1="5.952cm" svg:y1="12.311cm" svg:x2="14.176cm" svg:y2="13.73cm" draw:start-shape="id375" draw:start-glue-point="2" draw:end-shape="id372" draw:end-glue-point="2" svg:d="M5952 12311v737h8224v682" svg:viewBox="0 0 8225 1420">
          <text:p/>
        </draw:connector>
        <draw:connector draw:style-name="gr250" draw:text-style-name="P9" draw:layer="layout" draw:line-skew="-1.183cm" svg:x1="11.673cm" svg:y1="12.31cm" svg:x2="14.176cm" svg:y2="13.73cm" draw:start-shape="id373" draw:start-glue-point="2" draw:end-shape="id372" draw:end-glue-point="2" svg:d="M11673 12310v738h2503v682" svg:viewBox="0 0 2504 1421">
          <text:p/>
        </draw:connector>
        <draw:connector draw:style-name="gr250" draw:text-style-name="P9" draw:layer="layout" draw:line-skew="-1.183cm" svg:x1="17.35cm" svg:y1="12.31cm" svg:x2="14.176cm" svg:y2="13.73cm" draw:start-shape="id374" draw:start-glue-point="2" draw:end-shape="id372" draw:end-glue-point="2" svg:d="M17350 12310v738h-3174v682" svg:viewBox="0 0 3175 1421">
          <text:p/>
        </draw:connector>
        <draw:connector draw:style-name="gr250" draw:text-style-name="P9" draw:layer="layout" draw:line-skew="1.418cm" svg:x1="14.05cm" svg:y1="3.592cm" svg:x2="9.994cm" svg:y2="6.132cm" draw:start-shape="id376" draw:start-glue-point="0" draw:end-shape="id365" draw:end-glue-point="0" svg:d="M14050 3592v917h-4056v1623" svg:viewBox="0 0 4057 2541">
          <text:p/>
        </draw:connector>
        <draw:connector draw:style-name="gr250" draw:text-style-name="P9" draw:layer="layout" draw:line-skew="1.418cm" svg:x1="14.05cm" svg:y1="3.592cm" svg:x2="5.614cm" svg:y2="6.132cm" draw:start-shape="id376" draw:start-glue-point="0" draw:end-shape="id366" draw:end-glue-point="0" svg:d="M14050 3592v917h-8436v1623" svg:viewBox="0 0 8437 2541">
          <text:p/>
        </draw:connector>
        <draw:connector draw:style-name="gr250" draw:text-style-name="P9" draw:layer="layout" draw:line-skew="-1.153cm" svg:x1="5.614cm" svg:y1="6.865cm" svg:x2="14.05cm" svg:y2="8.62cm" draw:start-shape="id366" draw:start-glue-point="2" draw:end-shape="id376" draw:end-glue-point="2" svg:d="M5614 6865v1103h8436v652" svg:viewBox="0 0 8437 1756">
          <text:p/>
        </draw:connector>
        <draw:connector draw:style-name="gr250" draw:text-style-name="P9" draw:layer="layout" draw:line-skew="-1.153cm" svg:x1="9.994cm" svg:y1="6.865cm" svg:x2="14.05cm" svg:y2="8.62cm" draw:start-shape="id365" draw:start-glue-point="2" draw:end-shape="id376" draw:end-glue-point="2" svg:d="M9994 6865v1103h4056v652" svg:viewBox="0 0 4057 1756">
          <text:p/>
        </draw:connector>
        <draw:connector draw:style-name="gr250" draw:text-style-name="P9" draw:layer="layout" draw:line-skew="-1.153cm" svg:x1="14.355cm" svg:y1="6.865cm" svg:x2="14.05cm" svg:y2="8.62cm" draw:start-shape="id364" draw:start-glue-point="2" draw:end-shape="id376" draw:end-glue-point="2" svg:d="M14355 6865v1103h-305v652" svg:viewBox="0 0 306 1756">
          <text:p/>
        </draw:connector>
        <draw:connector draw:style-name="gr250" draw:text-style-name="P9" draw:layer="layout" draw:line-skew="1.418cm" svg:x1="14.05cm" svg:y1="3.592cm" svg:x2="14.355cm" svg:y2="6.132cm" draw:start-shape="id376" draw:start-glue-point="0" draw:end-shape="id364" draw:end-glue-point="0" svg:d="M14050 3592v917h305v1623" svg:viewBox="0 0 306 2541">
          <text:p/>
        </draw:connector>
        <draw:custom-shape draw:style-name="gr353" draw:text-style-name="P13" xml:id="id377" draw:id="id37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72" draw:start-glue-point="0" draw:end-shape="id377" draw:end-glue-point="0" svg:d="M14176 9890v652h8523v1035" svg:viewBox="0 0 8524 1688">
          <text:p/>
        </draw:connector>
        <draw:connector draw:style-name="gr250" draw:text-style-name="P9" draw:layer="layout" draw:line-skew="-1.183cm" svg:x1="22.699cm" svg:y1="12.31cm" svg:x2="14.176cm" svg:y2="13.73cm" draw:start-shape="id377" draw:start-glue-point="2" draw:end-shape="id372" draw:end-glue-point="2" svg:d="M22699 12310v738h-8523v682" svg:viewBox="0 0 8524 1421">
          <text:p/>
        </draw:connector>
        <draw:custom-shape draw:style-name="gr354" draw:text-style-name="P13" xml:id="id378" draw:id="id37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76" draw:start-glue-point="0" draw:end-shape="id378" draw:end-glue-point="0" svg:d="M14050 3592v906h4777v1634" svg:viewBox="0 0 4778 2541">
          <text:p/>
        </draw:connector>
        <draw:connector draw:style-name="gr228" draw:text-style-name="P4" draw:layer="layout" draw:line-skew="-1.157cm" svg:x1="18.827cm" svg:y1="6.865cm" svg:x2="14.05cm" svg:y2="8.62cm" draw:start-shape="id378" draw:start-glue-point="2" draw:end-shape="id376" draw:end-glue-point="2" svg:d="M18827 6865v1099h-4777v656" svg:viewBox="0 0 4778 1756">
          <text:p/>
        </draw:connector>
        <draw:connector draw:style-name="gr35" draw:layer="layout" svg:x1="22.533cm" svg:y1="4.96cm" svg:x2="19.974cm" svg:y2="6.132cm" draw:start-shape="id363" draw:start-glue-point="2" draw:end-shape="id378" draw:end-glue-point="4" svg:d="M22533 4960v585h-2559v587" svg:viewBox="0 0 2560 1173">
          <text:p/>
        </draw:connector>
        <draw:custom-shape draw:style-name="gr350" draw:text-style-name="P13" xml:id="id379" draw:id="id37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67" draw:start-glue-point="0" draw:end-shape="id379" draw:end-glue-point="0" svg:d="M14610 15170v652h8807v936" svg:viewBox="0 0 8808 1589">
          <text:p/>
        </draw:connector>
        <draw:connector draw:style-name="gr228" draw:text-style-name="P4" draw:layer="layout" draw:line-skew="-1.145cm" svg:x1="23.417cm" svg:y1="17.491cm" svg:x2="14.61cm" svg:y2="18.98cm" draw:start-shape="id379" draw:start-glue-point="2" draw:end-shape="id367" draw:end-glue-point="2" svg:d="M23417 17491v845h-8807v644" svg:viewBox="0 0 8808 1490">
          <text:p/>
        </draw:connector>
      </draw:page>
      <draw:page draw:name="page33" draw:style-name="dp1" draw:master-page-name="Default">
        <draw:custom-shape draw:style-name="gr355" draw:text-style-name="P13" xml:id="id386" draw:id="id386"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6" draw:text-style-name="P13" xml:id="id394" draw:id="id394"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7" draw:text-style-name="P13" xml:id="id390" draw:id="id390"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8" draw:text-style-name="P13" xml:id="id387" draw:id="id387"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9" draw:text-style-name="P13" xml:id="id381" draw:id="id381" draw:layer="layout" svg:width="3.894cm" svg:height="0.733cm" svg:x="16.2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OneZeros</text:p>
          <draw:enhanced-geometry svg:viewBox="0 0 21600 21600" draw:mirror-horizontal="false" draw:mirror-vertical="false" draw:type="rectangle" draw:enhanced-path="M 0 0 L 21600 0 21600 21600 0 21600 0 0 Z N"/>
        </draw:custom-shape>
        <draw:custom-shape draw:style-name="gr360" draw:text-style-name="P13" xml:id="id383" draw:id="id383"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60" draw:text-style-name="P13" xml:id="id382" draw:id="id382"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61" draw:text-style-name="P13" xml:id="id380" draw:id="id380"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8.356cm" svg:y1="16.943cm" svg:x2="18.161cm" svg:y2="18.399cm" draw:start-shape="id380" draw:start-glue-point="2" draw:end-shape="id381" draw:end-glue-point="0" svg:d="M18356 16943v727h-195v729" svg:viewBox="0 0 196 1457">
          <text:p/>
        </draw:connector>
        <draw:connector draw:style-name="gr228" draw:text-style-name="P4" draw:layer="layout" svg:x1="23.002cm" svg:y1="16.943cm" svg:x2="18.161cm" svg:y2="18.399cm" draw:start-shape="id382" draw:start-glue-point="2" draw:end-shape="id381" draw:end-glue-point="0" svg:d="M23002 16943v727h-4841v729" svg:viewBox="0 0 4842 1457">
          <text:p/>
        </draw:connector>
        <draw:connector draw:style-name="gr228" draw:text-style-name="P4" draw:layer="layout" svg:x1="20.561cm" svg:y1="14.985cm" svg:x2="18.356cm" svg:y2="16.21cm" draw:start-shape="id383" draw:start-glue-point="2" draw:end-shape="id380" draw:end-glue-point="0" svg:d="M20561 14985v612h-2205v613" svg:viewBox="0 0 2206 1226">
          <text:p/>
        </draw:connector>
        <draw:connector draw:style-name="gr228" draw:text-style-name="P4" draw:layer="layout" svg:x1="20.561cm" svg:y1="14.985cm" svg:x2="23.002cm" svg:y2="16.21cm" draw:start-shape="id383" draw:start-glue-point="2" draw:end-shape="id382" draw:end-glue-point="0" svg:d="M20561 1498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62" draw:text-style-name="P13" xml:id="id389" draw:id="id389"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63" draw:text-style-name="P65" xml:id="id385" draw:id="id385"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svg:x1="14.385cm" svg:y1="15.341cm" svg:x2="18.748cm" svg:y2="11.518cm" draw:start-shape="id384" draw:start-glue-point="1" draw:end-shape="id385" draw:end-glue-point="3" svg:d="M14385 15341h2172v-3823h2191" svg:viewBox="0 0 4364 3824">
          <text:p/>
        </draw:connector>
        <draw:connector draw:style-name="gr228" draw:text-style-name="P4" draw:layer="layout" draw:line-skew="1.521cm" svg:x1="1.01cm" svg:y1="11.822cm" svg:x2="6.536cm" svg:y2="7.135cm" draw:start-shape="id386" draw:start-glue-point="3" draw:end-shape="id387" draw:end-glue-point="3" svg:d="M1010 11822h1019v-4687h4507" svg:viewBox="0 0 5527 4688">
          <text:p/>
        </draw:connector>
        <draw:connector draw:style-name="gr228" draw:text-style-name="P4" draw:layer="layout" draw:line-skew="1.521cm" svg:x1="1.01cm" svg:y1="11.822cm" svg:x2="6.534cm" svg:y2="9.748cm" draw:start-shape="id386" draw:start-glue-point="3" draw:end-shape="id388" draw:end-glue-point="3" svg:d="M1010 11822h1019v-2074h4505" svg:viewBox="0 0 5525 2075">
          <text:p/>
        </draw:connector>
        <draw:connector draw:style-name="gr228" draw:text-style-name="P4" draw:layer="layout" draw:line-skew="1.573cm" svg:x1="1.01cm" svg:y1="11.822cm" svg:x2="6.535cm" svg:y2="8.442cm" draw:start-shape="id386" draw:start-glue-point="3" draw:end-shape="id389" draw:end-glue-point="3" svg:d="M1010 11822h1071v-3380h4454" svg:viewBox="0 0 5526 3381">
          <text:p/>
        </draw:connector>
        <draw:connector draw:style-name="gr228" draw:text-style-name="P4" draw:layer="layout" svg:x1="14.385cm" svg:y1="15.341cm" svg:x2="18.614cm" svg:y2="14.618cm" draw:start-shape="id384" draw:start-glue-point="1" draw:end-shape="id383" draw:end-glue-point="3" svg:d="M14385 15341h2106v-723h2123" svg:viewBox="0 0 4230 724">
          <text:p/>
        </draw:connector>
        <draw:connector draw:style-name="gr228" draw:text-style-name="P4" draw:layer="layout" draw:line-skew="1.47cm" svg:x1="1.01cm" svg:y1="11.822cm" svg:x2="6.534cm" svg:y2="5.828cm" draw:start-shape="id386" draw:start-glue-point="3" draw:end-shape="id390" draw:end-glue-point="3" svg:d="M1010 11822h968v-5994h4556" svg:viewBox="0 0 5525 5995">
          <text:p/>
        </draw:connector>
        <draw:custom-shape draw:style-name="gr357" draw:text-style-name="P13" xml:id="id388" draw:id="id388"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64" draw:text-style-name="P13" xml:id="id391" draw:id="id391"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73cm" svg:x1="1.01cm" svg:y1="11.822cm" svg:x2="6.204cm" svg:y2="11.055cm" draw:start-shape="id386" draw:start-glue-point="3" draw:end-shape="id391" draw:end-glue-point="3" svg:d="M1010 11822h1071v-767h4123" svg:viewBox="0 0 5195 768">
          <text:p/>
        </draw:connector>
        <draw:custom-shape draw:style-name="gr365" draw:text-style-name="P64" xml:id="id392" draw:id="id392"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66" draw:text-style-name="P64" xml:id="id393" draw:id="id393"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18cm" svg:x1="1.01cm" svg:y1="11.822cm" svg:x2="6.212cm" svg:y2="14.649cm" draw:start-shape="id386" draw:start-glue-point="3" draw:end-shape="id392" svg:d="M1010 11822h916v2827h4286" svg:viewBox="0 0 5203 2828">
          <text:p/>
        </draw:connector>
        <draw:connector draw:style-name="gr228" draw:text-style-name="P4" draw:layer="layout" draw:line-skew="1.393cm" svg:x1="1.01cm" svg:y1="11.822cm" svg:x2="6.204cm" svg:y2="15.893cm" draw:start-shape="id386" draw:start-glue-point="3" draw:end-shape="id393" draw:end-glue-point="3" svg:d="M1010 11822h891v4071h4303" svg:viewBox="0 0 5195 4072">
          <text:p/>
        </draw:connector>
        <draw:connector draw:style-name="gr228" draw:text-style-name="P4" draw:layer="layout" svg:x1="10.164cm" svg:y1="15.893cm" svg:x2="13.896cm" svg:y2="15.341cm" draw:start-shape="id393" draw:end-shape="id384" draw:end-glue-point="3" svg:d="M10164 15893h1874v-552h1858" svg:viewBox="0 0 3733 553">
          <text:p/>
        </draw:connector>
        <draw:connector draw:style-name="gr228" draw:text-style-name="P4" draw:layer="layout" svg:x1="14.385cm" svg:y1="15.341cm" svg:x2="18.879cm" svg:y2="13.047cm" draw:start-shape="id384" draw:start-glue-point="1" draw:end-shape="id394" svg:d="M14385 15341h2238v-2294h2256" svg:viewBox="0 0 4495 2295">
          <text:p/>
        </draw:connector>
        <draw:connector draw:style-name="gr228" draw:text-style-name="P4" draw:layer="layout" svg:x1="10.156cm" svg:y1="14.649cm" svg:x2="13.896cm" svg:y2="15.341cm" draw:start-shape="id392" draw:end-shape="id384" draw:end-glue-point="3" svg:d="M10156 14649h1878v692h1862" svg:viewBox="0 0 3741 693">
          <text:p/>
        </draw:connector>
        <draw:custom-shape draw:style-name="gr367" draw:text-style-name="P65" xml:id="id395" draw:id="id395"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68" draw:text-style-name="P4" xml:id="id384" draw:id="id384" draw:layer="layout" svg:width="0.489cm" svg:height="0.385cm" svg:x="13.896cm" svg:y="15.149cm">
          <text:p/>
          <draw:enhanced-geometry svg:viewBox="0 0 21600 21600" draw:type="rectangle" draw:enhanced-path="M 0 0 L 21600 0 21600 21600 0 21600 0 0 Z N"/>
        </draw:custom-shape>
        <draw:connector draw:style-name="gr228" draw:text-style-name="P4" draw:layer="layout" draw:line-skew="1.418cm" svg:x1="1.01cm" svg:y1="11.822cm" svg:x2="6.196cm" svg:y2="12.362cm" draw:start-shape="id386" draw:start-glue-point="3" draw:end-shape="id395" svg:d="M1010 11822h916v540h4270" svg:viewBox="0 0 5187 541">
          <text:p/>
        </draw:connector>
        <draw:custom-shape draw:style-name="gr359" draw:text-style-name="P13" xml:id="id396" draw:id="id396" draw:layer="layout" svg:width="3.894cm" svg:height="0.733cm" svg:x="21.3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Any</text:p>
          <draw:enhanced-geometry svg:viewBox="0 0 21600 21600" draw:mirror-horizontal="false" draw:mirror-vertical="false" draw:type="rectangle" draw:enhanced-path="M 0 0 L 21600 0 21600 21600 0 21600 0 0 Z N"/>
        </draw:custom-shape>
        <draw:connector draw:style-name="gr228" draw:text-style-name="P4" draw:layer="layout" svg:x1="18.356cm" svg:y1="16.943cm" svg:x2="23.261cm" svg:y2="18.399cm" draw:start-shape="id380" draw:start-glue-point="2" draw:end-shape="id396" draw:end-glue-point="0" svg:d="M18356 16943v727h4905v729" svg:viewBox="0 0 4906 1457">
          <text:p/>
        </draw:connector>
        <draw:connector draw:style-name="gr228" draw:text-style-name="P4" draw:layer="layout" svg:x1="23.002cm" svg:y1="16.943cm" svg:x2="23.261cm" svg:y2="18.399cm" draw:start-shape="id382" draw:start-glue-point="2" draw:end-shape="id396" draw:end-glue-point="0" svg:d="M23002 16943v727h259v729" svg:viewBox="0 0 260 1457">
          <text:p/>
        </draw:connector>
      </draw:page>
      <draw:page draw:name="page34"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9"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70"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71" draw:text-style-name="P29" xml:id="id397" draw:id="id397"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72" draw:text-style-name="P29" xml:id="id398" draw:id="id398"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97" draw:start-glue-point="2" draw:end-shape="id398" draw:end-glue-point="0" svg:d="M15635 5543v1011" svg:viewBox="0 0 1 1012">
          <text:p/>
        </draw:connector>
        <draw:custom-shape draw:style-name="gr373" draw:text-style-name="P61" xml:id="id403" draw:id="id403"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05" draw:id="id405"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99" draw:start-glue-point="2" draw:end-shape="id400" draw:end-glue-point="0" svg:d="M9727 15273v778h-2683v778" svg:viewBox="0 0 2684 1557">
          <text:p/>
        </draw:connector>
        <draw:custom-shape draw:style-name="gr374" draw:text-style-name="P61" xml:id="id404" draw:id="id404"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99" draw:start-glue-point="2" draw:end-shape="id401" draw:end-glue-point="0" svg:d="M9727 15273v778h2641v778" svg:viewBox="0 0 2642 1557">
          <text:p/>
        </draw:connector>
        <draw:frame draw:style-name="gr375" draw:text-style-name="P66" draw:layer="layout" svg:width="1.378cm" svg:height="0.577cm" svg:x="8.998cm" svg:y="12.747cm">
          <draw:text-box>
            <text:p><text:span text:style-name="T2">Quitter</text:span></text:p>
          </draw:text-box>
        </draw:frame>
        <draw:custom-shape draw:style-name="gr376"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77" draw:text-style-name="P29" xml:id="id402" draw:id="id402"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98" draw:start-glue-point="1" draw:end-shape="id402" draw:end-glue-point="3" svg:d="M18104 6980h1694" svg:viewBox="0 0 1695 1">
          <text:p/>
        </draw:connector>
        <draw:frame draw:style-name="gr378" draw:text-style-name="P27" draw:layer="layout" svg:width="1.327cm" svg:height="0.497cm" svg:x="18.263cm" svg:y="7.137cm">
          <draw:text-box>
            <text:p><text:span text:style-name="T9">optional</text:span></text:p>
          </draw:text-box>
        </draw:frame>
        <draw:frame draw:style-name="gr282"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9"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80"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81"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401" draw:id="id401"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400" draw:id="id400"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400" draw:start-glue-point="2" draw:end-shape="id403" draw:end-glue-point="0" svg:d="M7044 17563v1712" svg:viewBox="0 0 1 1713">
          <text:p/>
        </draw:connector>
        <draw:connector draw:style-name="gr228" draw:text-style-name="P4" draw:layer="layout" svg:x1="7.044cm" svg:y1="17.563cm" svg:x2="12.368cm" svg:y2="19.275cm" draw:start-shape="id400" draw:start-glue-point="2" draw:end-shape="id404" draw:end-glue-point="0" svg:d="M7044 17563v856h5324v856" svg:viewBox="0 0 5325 1713">
          <text:p/>
        </draw:connector>
        <draw:connector draw:style-name="gr228" draw:text-style-name="P4" draw:layer="layout" svg:x1="12.368cm" svg:y1="17.563cm" svg:x2="7.044cm" svg:y2="19.275cm" draw:start-shape="id401" draw:start-glue-point="2" draw:end-shape="id403" draw:end-glue-point="0" svg:d="M12368 17563v856h-5324v856" svg:viewBox="0 0 5325 1713">
          <text:p/>
        </draw:connector>
        <draw:connector draw:style-name="gr228" draw:text-style-name="P4" draw:layer="layout" svg:x1="12.368cm" svg:y1="17.563cm" svg:x2="12.368cm" svg:y2="19.275cm" draw:start-shape="id401" draw:start-glue-point="2" draw:end-shape="id404" draw:end-glue-point="0" svg:d="M12368 17563v1712" svg:viewBox="0 0 1 1713">
          <text:p/>
        </draw:connector>
        <draw:custom-shape draw:style-name="gr236" draw:text-style-name="P20" xml:id="id399" draw:id="id399"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405" draw:start-glue-point="8" draw:end-shape="id399" draw:end-glue-point="0" svg:d="M9738 13877v323h-11v339" svg:viewBox="0 0 12 663">
          <text:p/>
        </draw:connector>
      </draw:page>
      <draw:page draw:name="page35" draw:style-name="dp1" draw:master-page-name="Default">
        <draw:frame draw:style-name="gr382"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08" draw:id="id408"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406" draw:start-glue-point="2" draw:end-shape="id407" draw:end-glue-point="0" svg:d="M6468 9313v961h-1783v996" svg:viewBox="0 0 1784 1958">
          <text:p/>
        </draw:connector>
        <draw:frame draw:style-name="gr383"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408" draw:start-glue-point="8" draw:end-shape="id406"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406" draw:id="id406"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406" draw:start-glue-point="2" draw:end-shape="id409" draw:end-glue-point="0" svg:d="M6468 9313v961h1631v996" svg:viewBox="0 0 1632 1958">
          <text:p/>
        </draw:connector>
        <draw:custom-shape draw:style-name="gr43" draw:text-style-name="P13" xml:id="id407" draw:id="id407"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09" draw:id="id409"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6" draw:style-name="dp1" draw:master-page-name="Default">
        <draw:custom-shape draw:style-name="gr384" draw:text-style-name="P73" xml:id="id414" draw:id="id414"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6" draw:text-style-name="P20" xml:id="id415" draw:id="id415"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410" draw:id="id410"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4" draw:text-style-name="P61" xml:id="id412" draw:id="id412"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85" draw:text-style-name="P13" xml:id="id413" draw:id="id413"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74" draw:text-style-name="P61" xml:id="id416" draw:id="id416"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86" draw:text-style-name="P20" xml:id="id417" draw:id="id417"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069cm" svg:y1="6.008cm" svg:x2="8.448cm" svg:y2="7.359cm" draw:start-shape="id410" draw:start-glue-point="2" draw:end-shape="id411" draw:end-glue-point="0" svg:d="M13069 6008v676h-4621v675" svg:viewBox="0 0 4622 1352">
          <text:p/>
        </draw:connector>
        <draw:custom-shape draw:style-name="gr387" draw:text-style-name="P29" xml:id="id419" draw:id="id419"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18" draw:id="id418"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412" draw:start-glue-point="2" draw:end-shape="id413" draw:end-glue-point="0" svg:d="M14045 10215v673" svg:viewBox="0 0 1 674">
          <text:p/>
        </draw:connector>
        <draw:connector draw:style-name="gr228" draw:text-style-name="P4" draw:layer="layout" draw:line-skew="0.798cm" svg:x1="14.035cm" svg:y1="2.792cm" svg:x2="14.045cm" svg:y2="3.487cm" draw:start-shape="id414" draw:start-glue-point="0" draw:end-shape="id415" draw:end-glue-point="0" svg:d="M14035 2792v297h10v398" svg:viewBox="0 0 11 696">
          <text:p/>
        </draw:connector>
        <draw:connector draw:style-name="gr228" draw:text-style-name="P4" draw:layer="layout" svg:x1="14.045cm" svg:y1="11.622cm" svg:x2="14.045cm" svg:y2="12.394cm" draw:start-shape="id413" draw:start-glue-point="2" draw:end-shape="id416" draw:end-glue-point="0" svg:d="M14045 11622v772" svg:viewBox="0 0 1 773">
          <text:p/>
        </draw:connector>
        <draw:connector draw:style-name="gr228" draw:text-style-name="P4" draw:layer="layout" svg:x1="14.045cm" svg:y1="13.128cm" svg:x2="14.045cm" svg:y2="13.701cm" draw:start-shape="id416" draw:start-glue-point="2" draw:end-shape="id417" draw:end-glue-point="0" svg:d="M14045 13128v573" svg:viewBox="0 0 1 574">
          <text:p/>
        </draw:connector>
        <draw:connector draw:style-name="gr228" draw:text-style-name="P4" draw:layer="layout" svg:x1="14.045cm" svg:y1="14.435cm" svg:x2="11.659cm" svg:y2="15.852cm" draw:start-shape="id417" draw:start-glue-point="2" draw:end-shape="id418" draw:end-glue-point="0" svg:d="M14045 14435v709h-2386v708" svg:viewBox="0 0 2387 1418">
          <text:p/>
        </draw:connector>
        <draw:connector draw:style-name="gr228" draw:text-style-name="P4" draw:layer="layout" svg:x1="11.659cm" svg:y1="16.586cm" svg:x2="14.045cm" svg:y2="18.015cm" draw:start-shape="id418" draw:start-glue-point="2" draw:end-shape="id419" draw:end-glue-point="0" svg:d="M11659 16586v715h2386v714" svg:viewBox="0 0 2387 1430">
          <text:p/>
        </draw:connector>
        <draw:custom-shape draw:style-name="gr236" draw:text-style-name="P20" xml:id="id420" draw:id="id420"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7.789cm" svg:y2="5.274cm" draw:start-shape="id415" draw:start-glue-point="2" draw:end-shape="id420" draw:end-glue-point="0" svg:d="M14045 4221v527h-6256v526" svg:viewBox="0 0 6257 1054">
          <text:p/>
        </draw:connector>
        <draw:connector draw:style-name="gr228" draw:text-style-name="P4" draw:layer="layout" svg:x1="7.789cm" svg:y1="6.008cm" svg:x2="8.448cm" svg:y2="7.359cm" draw:start-shape="id420" draw:start-glue-point="2" draw:end-shape="id411" draw:end-glue-point="0" svg:d="M7789 6008v676h659v675" svg:viewBox="0 0 660 1352">
          <text:p/>
        </draw:connector>
        <draw:frame draw:style-name="gr388" draw:text-style-name="P11" draw:layer="layout" svg:width="25.807cm" svg:height="1.354cm" svg:x="1.048cm" svg:y="0.974cm">
          <draw:text-box>
            <text:p text:style-name="P4"><text:span text:style-name="T6">Non-Eliminate Ender Deco Chain</text:span></text:p>
          </draw:text-box>
        </draw:frame>
        <draw:custom-shape draw:style-name="gr236" draw:text-style-name="P20" xml:id="id411" draw:id="id411"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3.069cm" svg:y2="5.274cm" draw:start-shape="id415" draw:start-glue-point="2" draw:end-shape="id410" draw:end-glue-point="0" svg:d="M14045 4221v527h-976v526" svg:viewBox="0 0 977 1054">
          <text:p/>
        </draw:connector>
        <draw:custom-shape draw:style-name="gr389" draw:text-style-name="P13" xml:id="id421" draw:id="id421"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17" draw:start-glue-point="2" draw:end-shape="id421" draw:end-glue-point="0" svg:d="M14045 14435v709h2606v708" svg:viewBox="0 0 2607 1418">
          <text:p/>
        </draw:connector>
        <draw:connector draw:style-name="gr228" draw:text-style-name="P4" draw:layer="layout" svg:x1="16.651cm" svg:y1="16.586cm" svg:x2="14.045cm" svg:y2="18.015cm" draw:start-shape="id421" draw:start-glue-point="2" draw:end-shape="id419" draw:end-glue-point="0" svg:d="M16651 16586v715h-2606v714" svg:viewBox="0 0 2607 1430">
          <text:p/>
        </draw:connector>
        <draw:custom-shape draw:style-name="gr236" draw:text-style-name="P20" xml:id="id422" draw:id="id422"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6" draw:text-style-name="P20" xml:id="id423" draw:id="id423"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22" draw:start-glue-point="2" draw:end-shape="id412" draw:end-glue-point="0" svg:d="M14030 8093v694h15v694" svg:viewBox="0 0 16 1389">
          <text:p/>
        </draw:connector>
        <draw:connector draw:style-name="gr228" draw:text-style-name="P4" draw:layer="layout" svg:x1="7.789cm" svg:y1="6.008cm" svg:x2="14.03cm" svg:y2="7.359cm" draw:start-shape="id420" draw:start-glue-point="2" draw:end-shape="id422" draw:end-glue-point="0" svg:d="M7789 6008v676h6241v675" svg:viewBox="0 0 6242 1352">
          <text:p/>
        </draw:connector>
        <draw:connector draw:style-name="gr228" draw:text-style-name="P4" draw:layer="layout" svg:x1="7.789cm" svg:y1="6.008cm" svg:x2="19.031cm" svg:y2="7.359cm" draw:start-shape="id420" draw:start-glue-point="2" draw:end-shape="id423" draw:end-glue-point="0" svg:d="M7789 6008v676h11242v675" svg:viewBox="0 0 11243 1352">
          <text:p/>
        </draw:connector>
        <draw:connector draw:style-name="gr228" draw:text-style-name="P4" draw:layer="layout" svg:x1="8.448cm" svg:y1="8.093cm" svg:x2="14.045cm" svg:y2="9.481cm" draw:start-shape="id411" draw:start-glue-point="2" draw:end-shape="id412" draw:end-glue-point="0" svg:d="M8448 8093v694h5597v694" svg:viewBox="0 0 5598 1389">
          <text:p/>
        </draw:connector>
        <draw:connector draw:style-name="gr228" draw:text-style-name="P4" draw:layer="layout" svg:x1="19.031cm" svg:y1="8.093cm" svg:x2="14.045cm" svg:y2="9.481cm" draw:start-shape="id423" draw:start-glue-point="2" draw:end-shape="id412" draw:end-glue-point="0" svg:d="M19031 8093v694h-4986v694" svg:viewBox="0 0 4987 1389">
          <text:p/>
        </draw:connector>
        <draw:custom-shape draw:style-name="gr390" draw:text-style-name="P20" xml:id="id424" draw:id="id424"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8.993cm" svg:y2="5.274cm" draw:start-shape="id415" draw:start-glue-point="2" draw:end-shape="id424" draw:end-glue-point="0" svg:d="M14045 4221v527h4948v526" svg:viewBox="0 0 4949 1054">
          <text:p/>
        </draw:connector>
        <draw:connector draw:style-name="gr228" draw:text-style-name="P4" draw:layer="layout" svg:x1="18.993cm" svg:y1="6.008cm" svg:x2="19.031cm" svg:y2="7.359cm" draw:start-shape="id424" draw:start-glue-point="2" draw:end-shape="id423" draw:end-glue-point="0" svg:d="M18993 6008v676h38v675" svg:viewBox="0 0 39 1352">
          <text:p/>
        </draw:connector>
        <draw:connector draw:style-name="gr228" draw:text-style-name="P4" draw:layer="layout" svg:x1="18.993cm" svg:y1="6.008cm" svg:x2="14.03cm" svg:y2="7.359cm" draw:start-shape="id424" draw:start-glue-point="2" draw:end-shape="id422" draw:end-glue-point="0" svg:d="M18993 6008v676h-4963v675" svg:viewBox="0 0 4964 1352">
          <text:p/>
        </draw:connector>
        <draw:connector draw:style-name="gr228" draw:text-style-name="P4" draw:layer="layout" svg:x1="18.993cm" svg:y1="6.008cm" svg:x2="8.448cm" svg:y2="7.359cm" draw:start-shape="id424" draw:start-glue-point="2" draw:end-shape="id411" draw:end-glue-point="0" svg:d="M18993 6008v676h-10545v675" svg:viewBox="0 0 10546 1352">
          <text:p/>
        </draw:connector>
      </draw:page>
      <draw:page draw:name="page37" draw:style-name="dp1" draw:master-page-name="Default">
        <draw:custom-shape draw:style-name="gr391" draw:text-style-name="P75" xml:id="id428" draw:id="id428"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92" draw:text-style-name="P61" xml:id="id425" draw:id="id425"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25" draw:end-glue-point="0" svg:d="M14001 6576v375h-8852v893" svg:viewBox="0 0 8853 1269">
          <text:p/>
        </draw:connector>
        <draw:custom-shape draw:style-name="gr393" draw:text-style-name="P61" xml:id="id430" draw:id="id430"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94" draw:text-style-name="P11" draw:layer="layout" svg:width="25.781cm" svg:height="1.143cm" svg:x="1.048cm" svg:y="0.974cm">
          <draw:text-box>
            <text:p text:style-name="P4"><text:span text:style-name="T6">Eliminate Ender Deco Chains</text:span></text:p>
          </draw:text-box>
        </draw:frame>
        <draw:custom-shape draw:style-name="gr244" draw:text-style-name="P13" xml:id="id427" draw:id="id427"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92" draw:text-style-name="P65" xml:id="id426" draw:id="id426"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26" draw:end-glue-point="0" svg:d="M14001 6576v375h-560v893" svg:viewBox="0 0 561 1269">
          <text:p/>
        </draw:connector>
        <draw:connector draw:style-name="gr241" draw:layer="layout" svg:x1="5.149cm" svg:y1="8.867cm" svg:x2="5.149cm" svg:y2="9.476cm" draw:start-shape="id425" draw:start-glue-point="2" draw:end-shape="id427" draw:end-glue-point="0" svg:d="M5149 8867v609" svg:viewBox="0 0 1 610">
          <text:p/>
        </draw:connector>
        <draw:connector draw:style-name="gr242" draw:text-style-name="P63" draw:layer="layout" draw:line-skew="1.057cm" svg:x1="13.89cm" svg:y1="4.022cm" svg:x2="13.901cm" svg:y2="5.842cm" draw:start-shape="id428" draw:start-glue-point="0" draw:end-shape="id429" draw:end-glue-point="0" svg:d="M13890 4022v556h11v1264" svg:viewBox="0 0 12 1821">
          <text:p/>
        </draw:connector>
        <draw:custom-shape draw:style-name="gr236" draw:text-style-name="P20" xml:id="id429" draw:id="id429"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30" draw:end-glue-point="0" svg:d="M14001 6576v375h9052v893" svg:viewBox="0 0 9053 1269">
          <text:p/>
        </draw:connector>
        <draw:custom-shape draw:style-name="gr244" draw:text-style-name="P13" xml:id="id431" draw:id="id431"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32" draw:id="id432"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95" draw:layer="layout" draw:line-skew="-1.095cm" svg:x1="7.689cm" svg:y1="8.355cm" svg:x2="13.14cm" svg:y2="12.024cm" draw:start-shape="id425" draw:start-glue-point="1" draw:end-shape="id431" draw:end-glue-point="3" svg:d="M7689 8355h1630v3669h3821" svg:viewBox="0 0 5452 3670">
          <text:p/>
        </draw:connector>
        <draw:connector draw:style-name="gr395" draw:layer="layout" draw:line-skew="0.328cm" svg:x1="15.981cm" svg:y1="8.355cm" svg:x2="13.14cm" svg:y2="12.024cm" draw:start-shape="id426" draw:start-glue-point="1" draw:end-shape="id431" draw:end-glue-point="3" svg:d="M15981 8355h845v1907h-4204v1762h518" svg:viewBox="0 0 4205 3670">
          <text:p/>
        </draw:connector>
        <draw:connector draw:style-name="gr395" draw:layer="layout" svg:x1="23.053cm" svg:y1="8.867cm" svg:x2="23.053cm" svg:y2="11.657cm" draw:start-shape="id430" draw:start-glue-point="2" draw:end-shape="id432"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7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4H49M47S</meta:editing-duration>
    <meta:editing-cycles>288</meta:editing-cycles>
    <meta:generator>LibreOffice/7.3.2.2$Windows_X86_64 LibreOffice_project/49f2b1bff42cfccbd8f788c8dc32c1c309559be0</meta:generator>
    <dc:date>2025-09-27T08:31:47.136000000</dc:date>
    <meta:document-statistic meta:object-count="1083"/>
  </office:meta>
</office:document-meta>
</file>